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star.oleobject" manifest:full-path="Object 124"/>
  <manifest:file-entry manifest:media-type="application/vnd.sun.star.oleobject" manifest:full-path="Object 93"/>
  <manifest:file-entry manifest:media-type="application/vnd.sun.star.oleobject" manifest:full-path="Object 26"/>
  <manifest:file-entry manifest:media-type="application/vnd.sun.star.oleobject" manifest:full-path="Object 125"/>
  <manifest:file-entry manifest:media-type="application/vnd.sun.star.oleobject" manifest:full-path="Object 94"/>
  <manifest:file-entry manifest:media-type="application/vnd.sun.star.oleobject" manifest:full-path="Object 27"/>
  <manifest:file-entry manifest:media-type="application/vnd.sun.star.oleobject" manifest:full-path="Object 126"/>
  <manifest:file-entry manifest:media-type="application/vnd.sun.star.oleobject" manifest:full-path="Object 95"/>
  <manifest:file-entry manifest:media-type="application/vnd.sun.star.oleobject" manifest:full-path="Object 28"/>
  <manifest:file-entry manifest:media-type="application/vnd.sun.star.oleobject" manifest:full-path="Object 127"/>
  <manifest:file-entry manifest:media-type="application/vnd.sun.star.oleobject" manifest:full-path="Object 96"/>
  <manifest:file-entry manifest:media-type="application/vnd.sun.star.oleobject" manifest:full-path="Object 29"/>
  <manifest:file-entry manifest:media-type="application/vnd.sun.star.oleobject" manifest:full-path="Object 128"/>
  <manifest:file-entry manifest:media-type="application/vnd.sun.star.oleobject" manifest:full-path="Object 97"/>
  <manifest:file-entry manifest:media-type="application/vnd.sun.star.oleobject" manifest:full-path="Object 40"/>
  <manifest:file-entry manifest:media-type="text/xml" manifest:full-path="styles.xml"/>
  <manifest:file-entry manifest:media-type="application/vnd.sun.star.oleobject" manifest:full-path="Object 129"/>
  <manifest:file-entry manifest:media-type="application/vnd.sun.star.oleobject" manifest:full-path="Object 98"/>
  <manifest:file-entry manifest:media-type="application/vnd.sun.star.oleobject" manifest:full-path="Object 41"/>
  <manifest:file-entry manifest:media-type="application/vnd.sun.star.oleobject" manifest:full-path="Object 140"/>
  <manifest:file-entry manifest:media-type="application/vnd.sun.star.oleobject" manifest:full-path="Object 99"/>
  <manifest:file-entry manifest:media-type="application/vnd.sun.star.oleobject" manifest:full-path="Object 42"/>
  <manifest:file-entry manifest:media-type="application/vnd.sun.star.oleobject" manifest:full-path="Object 141"/>
  <manifest:file-entry manifest:media-type="application/vnd.sun.star.oleobject" manifest:full-path="Object 43"/>
  <manifest:file-entry manifest:media-type="application/vnd.sun.star.oleobject" manifest:full-path="Object 44"/>
  <manifest:file-entry manifest:media-type="text/xml" manifest:full-path="content.xml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binary" manifest:full-path="layout-cache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text/xml" manifest:full-path="meta.xml"/>
  <manifest:file-entry manifest:media-type="application/vnd.sun.star.oleobject" manifest:full-path="Object 60"/>
  <manifest:file-entry manifest:media-type="application/vnd.sun.star.oleobject" manifest:full-path="Object 61"/>
  <manifest:file-entry manifest:media-type="application/vnd.sun.star.oleobject" manifest:full-path="Object 62"/>
  <manifest:file-entry manifest:media-type="application/vnd.sun.star.oleobject" manifest:full-path="Object 63"/>
  <manifest:file-entry manifest:media-type="application/vnd.sun.star.oleobject" manifest:full-path="Object 64"/>
  <manifest:file-entry manifest:media-type="application/vnd.sun.star.oleobject" manifest:full-path="Object 65"/>
  <manifest:file-entry manifest:media-type="application/vnd.sun.star.oleobject" manifest:full-path="Object 66"/>
  <manifest:file-entry manifest:media-type="application/vnd.sun.star.oleobject" manifest:full-path="Object 10"/>
  <manifest:file-entry manifest:media-type="application/vnd.sun.star.oleobject" manifest:full-path="Object 67"/>
  <manifest:file-entry manifest:media-type="application/vnd.sun.star.oleobject" manifest:full-path="Object 11"/>
  <manifest:file-entry manifest:media-type="application/vnd.sun.star.oleobject" manifest:full-path="Object 68"/>
  <manifest:file-entry manifest:media-type="application/vnd.sun.star.oleobject" manifest:full-path="Object 12"/>
  <manifest:file-entry manifest:media-type="application/vnd.sun.star.oleobject" manifest:full-path="Object 69"/>
  <manifest:file-entry manifest:media-type="application/vnd.sun.star.oleobject" manifest:full-path="Object 110"/>
  <manifest:file-entry manifest:media-type="application/vnd.sun.star.oleobject" manifest:full-path="Object 13"/>
  <manifest:file-entry manifest:media-type="application/vnd.sun.star.oleobject" manifest:full-path="Object 80"/>
  <manifest:file-entry manifest:media-type="application/vnd.sun.star.oleobject" manifest:full-path="Object 111"/>
  <manifest:file-entry manifest:media-type="application/vnd.sun.star.oleobject" manifest:full-path="Object 14"/>
  <manifest:file-entry manifest:media-type="application/vnd.sun.star.oleobject" manifest:full-path="Object 81"/>
  <manifest:file-entry manifest:media-type="application/vnd.sun.star.oleobject" manifest:full-path="Object 112"/>
  <manifest:file-entry manifest:media-type="application/vnd.sun.star.oleobject" manifest:full-path="Object 15"/>
  <manifest:file-entry manifest:media-type="application/vnd.sun.star.oleobject" manifest:full-path="Object 82"/>
  <manifest:file-entry manifest:media-type="application/vnd.sun.star.oleobject" manifest:full-path="Object 113"/>
  <manifest:file-entry manifest:media-type="application/vnd.sun.star.oleobject" manifest:full-path="Object 16"/>
  <manifest:file-entry manifest:media-type="application/vnd.sun.star.oleobject" manifest:full-path="Object 83"/>
  <manifest:file-entry manifest:media-type="application/vnd.sun.star.oleobject" manifest:full-path="Object 114"/>
  <manifest:file-entry manifest:media-type="application/vnd.sun.star.oleobject" manifest:full-path="Object 17"/>
  <manifest:file-entry manifest:media-type="application/vnd.sun.star.oleobject" manifest:full-path="Object 84"/>
  <manifest:file-entry manifest:media-type="application/vnd.sun.star.oleobject" manifest:full-path="Object 115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85"/>
  <manifest:file-entry manifest:media-type="application/vnd.sun.star.oleobject" manifest:full-path="Object 116"/>
  <manifest:file-entry manifest:media-type="application/vnd.sun.star.oleobject" manifest:full-path="Object 19"/>
  <manifest:file-entry manifest:media-type="application/vnd.sun.star.oleobject" manifest:full-path="Object 86"/>
  <manifest:file-entry manifest:media-type="application/vnd.sun.star.oleobject" manifest:full-path="Object 117"/>
  <manifest:file-entry manifest:media-type="application/vnd.sun.star.oleobject" manifest:full-path="Object 30"/>
  <manifest:file-entry manifest:media-type="application/vnd.sun.star.oleobject" manifest:full-path="Object 87"/>
  <manifest:file-entry manifest:media-type="application/vnd.sun.star.oleobject" manifest:full-path="Object 118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31"/>
  <manifest:file-entry manifest:media-type="application/vnd.sun.star.oleobject" manifest:full-path="Object 1"/>
  <manifest:file-entry manifest:media-type="application/vnd.sun.star.oleobject" manifest:full-path="Object 88"/>
  <manifest:file-entry manifest:media-type="application/vnd.sun.star.oleobject" manifest:full-path="Object 119"/>
  <manifest:file-entry manifest:media-type="application/vnd.sun.star.oleobject" manifest:full-path="Object 32"/>
  <manifest:file-entry manifest:media-type="application/vnd.sun.star.oleobject" manifest:full-path="Object 2"/>
  <manifest:file-entry manifest:media-type="application/vnd.sun.star.oleobject" manifest:full-path="Object 89"/>
  <manifest:file-entry manifest:media-type="application/vnd.sun.star.oleobject" manifest:full-path="Object 130"/>
  <manifest:file-entry manifest:media-type="application/vnd.sun.star.oleobject" manifest:full-path="Object 33"/>
  <manifest:file-entry manifest:media-type="application/vnd.sun.star.oleobject" manifest:full-path="Object 3"/>
  <manifest:file-entry manifest:media-type="application/vnd.sun.star.oleobject" manifest:full-path="Object 131"/>
  <manifest:file-entry manifest:media-type="application/vnd.sun.star.oleobject" manifest:full-path="Object 4"/>
  <manifest:file-entry manifest:media-type="application/vnd.sun.star.oleobject" manifest:full-path="Object 34"/>
  <manifest:file-entry manifest:media-type="application/vnd.sun.star.oleobject" manifest:full-path="Object 132"/>
  <manifest:file-entry manifest:media-type="application/vnd.sun.star.oleobject" manifest:full-path="Object 5"/>
  <manifest:file-entry manifest:media-type="application/vnd.sun.star.oleobject" manifest:full-path="Object 35"/>
  <manifest:file-entry manifest:media-type="application/vnd.sun.star.oleobject" manifest:full-path="Object 133"/>
  <manifest:file-entry manifest:media-type="application/vnd.sun.star.oleobject" manifest:full-path="Object 6"/>
  <manifest:file-entry manifest:media-type="application/vnd.sun.star.oleobject" manifest:full-path="Object 36"/>
  <manifest:file-entry manifest:media-type="application/vnd.sun.star.oleobject" manifest:full-path="Object 134"/>
  <manifest:file-entry manifest:media-type="application/vnd.sun.star.oleobject" manifest:full-path="Object 7"/>
  <manifest:file-entry manifest:media-type="application/vnd.sun.star.oleobject" manifest:full-path="Object 37"/>
  <manifest:file-entry manifest:media-type="application/vnd.sun.star.oleobject" manifest:full-path="Object 135"/>
  <manifest:file-entry manifest:media-type="application/vnd.sun.star.oleobject" manifest:full-path="Object 8"/>
  <manifest:file-entry manifest:media-type="application/vnd.sun.star.oleobject" manifest:full-path="Object 38"/>
  <manifest:file-entry manifest:media-type="application/vnd.sun.star.oleobject" manifest:full-path="Object 136"/>
  <manifest:file-entry manifest:media-type="application/vnd.sun.star.oleobject" manifest:full-path="Object 9"/>
  <manifest:file-entry manifest:media-type="application/vnd.sun.star.oleobject" manifest:full-path="Object 39"/>
  <manifest:file-entry manifest:media-type="application/vnd.sun.star.oleobject" manifest:full-path="Object 137"/>
  <manifest:file-entry manifest:media-type="" manifest:full-path="ObjectReplacements/Object 124"/>
  <manifest:file-entry manifest:media-type="" manifest:full-path="ObjectReplacements/Object 93"/>
  <manifest:file-entry manifest:media-type="" manifest:full-path="ObjectReplacements/Object 26"/>
  <manifest:file-entry manifest:media-type="" manifest:full-path="ObjectReplacements/Object 125"/>
  <manifest:file-entry manifest:media-type="" manifest:full-path="ObjectReplacements/Object 94"/>
  <manifest:file-entry manifest:media-type="" manifest:full-path="ObjectReplacements/Object 27"/>
  <manifest:file-entry manifest:media-type="" manifest:full-path="ObjectReplacements/Object 126"/>
  <manifest:file-entry manifest:media-type="" manifest:full-path="ObjectReplacements/Object 95"/>
  <manifest:file-entry manifest:media-type="" manifest:full-path="ObjectReplacements/Object 28"/>
  <manifest:file-entry manifest:media-type="" manifest:full-path="ObjectReplacements/Object 127"/>
  <manifest:file-entry manifest:media-type="" manifest:full-path="ObjectReplacements/Object 96"/>
  <manifest:file-entry manifest:media-type="" manifest:full-path="ObjectReplacements/Object 29"/>
  <manifest:file-entry manifest:media-type="" manifest:full-path="ObjectReplacements/Object 128"/>
  <manifest:file-entry manifest:media-type="" manifest:full-path="ObjectReplacements/Object 97"/>
  <manifest:file-entry manifest:media-type="" manifest:full-path="ObjectReplacements/Object 40"/>
  <manifest:file-entry manifest:media-type="" manifest:full-path="ObjectReplacements/Object 129"/>
  <manifest:file-entry manifest:media-type="" manifest:full-path="ObjectReplacements/Object 98"/>
  <manifest:file-entry manifest:media-type="" manifest:full-path="ObjectReplacements/Object 41"/>
  <manifest:file-entry manifest:media-type="" manifest:full-path="ObjectReplacements/Object 140"/>
  <manifest:file-entry manifest:media-type="" manifest:full-path="ObjectReplacements/Object 99"/>
  <manifest:file-entry manifest:media-type="" manifest:full-path="ObjectReplacements/Object 42"/>
  <manifest:file-entry manifest:media-type="" manifest:full-path="ObjectReplacements/Object 141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" manifest:full-path="ObjectReplacements/Object 10"/>
  <manifest:file-entry manifest:media-type="" manifest:full-path="ObjectReplacements/Object 67"/>
  <manifest:file-entry manifest:media-type="" manifest:full-path="ObjectReplacements/Object 11"/>
  <manifest:file-entry manifest:media-type="" manifest:full-path="ObjectReplacements/Object 68"/>
  <manifest:file-entry manifest:media-type="" manifest:full-path="ObjectReplacements/Object 12"/>
  <manifest:file-entry manifest:media-type="" manifest:full-path="ObjectReplacements/Object 69"/>
  <manifest:file-entry manifest:media-type="" manifest:full-path="ObjectReplacements/Object 110"/>
  <manifest:file-entry manifest:media-type="" manifest:full-path="ObjectReplacements/Object 13"/>
  <manifest:file-entry manifest:media-type="" manifest:full-path="ObjectReplacements/Object 80"/>
  <manifest:file-entry manifest:media-type="" manifest:full-path="ObjectReplacements/Object 111"/>
  <manifest:file-entry manifest:media-type="" manifest:full-path="ObjectReplacements/Object 14"/>
  <manifest:file-entry manifest:media-type="" manifest:full-path="ObjectReplacements/Object 81"/>
  <manifest:file-entry manifest:media-type="" manifest:full-path="ObjectReplacements/Object 112"/>
  <manifest:file-entry manifest:media-type="" manifest:full-path="ObjectReplacements/Object 15"/>
  <manifest:file-entry manifest:media-type="" manifest:full-path="ObjectReplacements/Object 82"/>
  <manifest:file-entry manifest:media-type="" manifest:full-path="ObjectReplacements/Object 113"/>
  <manifest:file-entry manifest:media-type="" manifest:full-path="ObjectReplacements/Object 16"/>
  <manifest:file-entry manifest:media-type="" manifest:full-path="ObjectReplacements/Object 83"/>
  <manifest:file-entry manifest:media-type="" manifest:full-path="ObjectReplacements/Object 114"/>
  <manifest:file-entry manifest:media-type="" manifest:full-path="ObjectReplacements/Object 17"/>
  <manifest:file-entry manifest:media-type="" manifest:full-path="ObjectReplacements/Object 84"/>
  <manifest:file-entry manifest:media-type="" manifest:full-path="ObjectReplacements/Object 115"/>
  <manifest:file-entry manifest:media-type="" manifest:full-path="ObjectReplacements/Object 18"/>
  <manifest:file-entry manifest:media-type="" manifest:full-path="ObjectReplacements/Object 85"/>
  <manifest:file-entry manifest:media-type="" manifest:full-path="ObjectReplacements/Object 116"/>
  <manifest:file-entry manifest:media-type="" manifest:full-path="ObjectReplacements/Object 19"/>
  <manifest:file-entry manifest:media-type="" manifest:full-path="ObjectReplacements/Object 86"/>
  <manifest:file-entry manifest:media-type="" manifest:full-path="ObjectReplacements/Object 117"/>
  <manifest:file-entry manifest:media-type="" manifest:full-path="ObjectReplacements/Object 30"/>
  <manifest:file-entry manifest:media-type="" manifest:full-path="ObjectReplacements/Object 87"/>
  <manifest:file-entry manifest:media-type="" manifest:full-path="ObjectReplacements/Object 118"/>
  <manifest:file-entry manifest:media-type="" manifest:full-path="ObjectReplacements/Object 31"/>
  <manifest:file-entry manifest:media-type="" manifest:full-path="ObjectReplacements/Object 1"/>
  <manifest:file-entry manifest:media-type="" manifest:full-path="ObjectReplacements/Object 88"/>
  <manifest:file-entry manifest:media-type="" manifest:full-path="ObjectReplacements/Object 119"/>
  <manifest:file-entry manifest:media-type="" manifest:full-path="ObjectReplacements/Object 32"/>
  <manifest:file-entry manifest:media-type="" manifest:full-path="ObjectReplacements/Object 2"/>
  <manifest:file-entry manifest:media-type="" manifest:full-path="ObjectReplacements/Object 89"/>
  <manifest:file-entry manifest:media-type="" manifest:full-path="ObjectReplacements/Object 130"/>
  <manifest:file-entry manifest:media-type="" manifest:full-path="ObjectReplacements/Object 33"/>
  <manifest:file-entry manifest:media-type="" manifest:full-path="ObjectReplacements/Object 3"/>
  <manifest:file-entry manifest:media-type="" manifest:full-path="ObjectReplacements/Object 131"/>
  <manifest:file-entry manifest:media-type="" manifest:full-path="ObjectReplacements/Object 4"/>
  <manifest:file-entry manifest:media-type="" manifest:full-path="ObjectReplacements/Object 34"/>
  <manifest:file-entry manifest:media-type="" manifest:full-path="ObjectReplacements/Object 132"/>
  <manifest:file-entry manifest:media-type="" manifest:full-path="ObjectReplacements/Object 5"/>
  <manifest:file-entry manifest:media-type="" manifest:full-path="ObjectReplacements/Object 35"/>
  <manifest:file-entry manifest:media-type="" manifest:full-path="ObjectReplacements/Object 133"/>
  <manifest:file-entry manifest:media-type="" manifest:full-path="ObjectReplacements/Object 6"/>
  <manifest:file-entry manifest:media-type="" manifest:full-path="ObjectReplacements/Object 36"/>
  <manifest:file-entry manifest:media-type="" manifest:full-path="ObjectReplacements/Object 134"/>
  <manifest:file-entry manifest:media-type="" manifest:full-path="ObjectReplacements/Object 7"/>
  <manifest:file-entry manifest:media-type="" manifest:full-path="ObjectReplacements/Object 37"/>
  <manifest:file-entry manifest:media-type="" manifest:full-path="ObjectReplacements/Object 135"/>
  <manifest:file-entry manifest:media-type="" manifest:full-path="ObjectReplacements/Object 8"/>
  <manifest:file-entry manifest:media-type="" manifest:full-path="ObjectReplacements/Object 38"/>
  <manifest:file-entry manifest:media-type="" manifest:full-path="ObjectReplacements/Object 136"/>
  <manifest:file-entry manifest:media-type="" manifest:full-path="ObjectReplacements/Object 9"/>
  <manifest:file-entry manifest:media-type="" manifest:full-path="ObjectReplacements/Object 39"/>
  <manifest:file-entry manifest:media-type="" manifest:full-path="ObjectReplacements/Object 137"/>
  <manifest:file-entry manifest:media-type="" manifest:full-path="ObjectReplacements/Object 50"/>
  <manifest:file-entry manifest:media-type="" manifest:full-path="ObjectReplacements/Object 138"/>
  <manifest:file-entry manifest:media-type="" manifest:full-path="ObjectReplacements/Object 51"/>
  <manifest:file-entry manifest:media-type="" manifest:full-path="ObjectReplacements/Object 139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55"/>
  <manifest:file-entry manifest:media-type="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100"/>
  <manifest:file-entry manifest:media-type="" manifest:full-path="ObjectReplacements/Object 70"/>
  <manifest:file-entry manifest:media-type="" manifest:full-path="ObjectReplacements/Object 101"/>
  <manifest:file-entry manifest:media-type="" manifest:full-path="ObjectReplacements/Object 71"/>
  <manifest:file-entry manifest:media-type="" manifest:full-path="ObjectReplacements/Object 102"/>
  <manifest:file-entry manifest:media-type="" manifest:full-path="ObjectReplacements/Object 72"/>
  <manifest:file-entry manifest:media-type="" manifest:full-path="ObjectReplacements/Object 103"/>
  <manifest:file-entry manifest:media-type="" manifest:full-path="ObjectReplacements/Object 73"/>
  <manifest:file-entry manifest:media-type="" manifest:full-path="ObjectReplacements/Object 104"/>
  <manifest:file-entry manifest:media-type="" manifest:full-path="ObjectReplacements/Object 74"/>
  <manifest:file-entry manifest:media-type="" manifest:full-path="ObjectReplacements/Object 105"/>
  <manifest:file-entry manifest:media-type="" manifest:full-path="ObjectReplacements/Object 75"/>
  <manifest:file-entry manifest:media-type="" manifest:full-path="ObjectReplacements/Object 106"/>
  <manifest:file-entry manifest:media-type="" manifest:full-path="ObjectReplacements/Object 76"/>
  <manifest:file-entry manifest:media-type="" manifest:full-path="ObjectReplacements/Object 107"/>
  <manifest:file-entry manifest:media-type="" manifest:full-path="ObjectReplacements/Object 20"/>
  <manifest:file-entry manifest:media-type="" manifest:full-path="ObjectReplacements/Object 77"/>
  <manifest:file-entry manifest:media-type="" manifest:full-path="ObjectReplacements/Object 108"/>
  <manifest:file-entry manifest:media-type="" manifest:full-path="ObjectReplacements/Object 21"/>
  <manifest:file-entry manifest:media-type="" manifest:full-path="ObjectReplacements/Object 78"/>
  <manifest:file-entry manifest:media-type="" manifest:full-path="ObjectReplacements/Object 109"/>
  <manifest:file-entry manifest:media-type="" manifest:full-path="ObjectReplacements/Object 22"/>
  <manifest:file-entry manifest:media-type="" manifest:full-path="ObjectReplacements/Object 79"/>
  <manifest:file-entry manifest:media-type="" manifest:full-path="ObjectReplacements/Object 120"/>
  <manifest:file-entry manifest:media-type="" manifest:full-path="ObjectReplacements/Object 23"/>
  <manifest:file-entry manifest:media-type="" manifest:full-path="ObjectReplacements/Object 90"/>
  <manifest:file-entry manifest:media-type="" manifest:full-path="ObjectReplacements/Object 121"/>
  <manifest:file-entry manifest:media-type="" manifest:full-path="ObjectReplacements/Object 24"/>
  <manifest:file-entry manifest:media-type="" manifest:full-path="ObjectReplacements/Object 91"/>
  <manifest:file-entry manifest:media-type="" manifest:full-path="ObjectReplacements/Object 122"/>
  <manifest:file-entry manifest:media-type="" manifest:full-path="ObjectReplacements/Object 25"/>
  <manifest:file-entry manifest:media-type="" manifest:full-path="ObjectReplacements/Object 92"/>
  <manifest:file-entry manifest:media-type="" manifest:full-path="ObjectReplacements/Object 123"/>
  <manifest:file-entry manifest:media-type="application/vnd.sun.star.oleobject" manifest:full-path="Object 50"/>
  <manifest:file-entry manifest:media-type="application/vnd.sun.star.oleobject" manifest:full-path="Object 138"/>
  <manifest:file-entry manifest:media-type="application/vnd.sun.star.oleobject" manifest:full-path="Object 51"/>
  <manifest:file-entry manifest:media-type="application/vnd.sun.star.oleobject" manifest:full-path="Object 139"/>
  <manifest:file-entry manifest:media-type="application/vnd.sun.star.oleobject" manifest:full-path="Object 52"/>
  <manifest:file-entry manifest:media-type="text/xml" manifest:full-path="settings.xml"/>
  <manifest:file-entry manifest:media-type="application/vnd.sun.star.oleobject" manifest:full-path="Object 53"/>
  <manifest:file-entry manifest:media-type="application/vnd.sun.star.oleobject" manifest:full-path="Object 54"/>
  <manifest:file-entry manifest:media-type="application/vnd.sun.star.oleobject" manifest:full-path="Object 55"/>
  <manifest:file-entry manifest:media-type="application/vnd.sun.star.oleobject" manifest:full-path="Object 56"/>
  <manifest:file-entry manifest:media-type="application/vnd.sun.star.oleobject" manifest:full-path="Object 57"/>
  <manifest:file-entry manifest:media-type="image/png" manifest:full-path="Thumbnails/thumbnail.png"/>
  <manifest:file-entry manifest:media-type="application/vnd.sun.star.oleobject" manifest:full-path="Object 58"/>
  <manifest:file-entry manifest:media-type="application/vnd.sun.star.oleobject" manifest:full-path="Object 59"/>
  <manifest:file-entry manifest:media-type="application/vnd.sun.star.oleobject" manifest:full-path="Object 100"/>
  <manifest:file-entry manifest:media-type="application/vnd.sun.star.oleobject" manifest:full-path="Object 70"/>
  <manifest:file-entry manifest:media-type="application/vnd.sun.star.oleobject" manifest:full-path="Object 101"/>
  <manifest:file-entry manifest:media-type="application/vnd.sun.star.oleobject" manifest:full-path="Object 71"/>
  <manifest:file-entry manifest:media-type="application/vnd.sun.star.oleobject" manifest:full-path="Object 102"/>
  <manifest:file-entry manifest:media-type="application/vnd.sun.star.oleobject" manifest:full-path="Object 72"/>
  <manifest:file-entry manifest:media-type="application/vnd.sun.star.oleobject" manifest:full-path="Object 103"/>
  <manifest:file-entry manifest:media-type="application/vnd.sun.star.oleobject" manifest:full-path="Object 73"/>
  <manifest:file-entry manifest:media-type="application/vnd.sun.star.oleobject" manifest:full-path="Object 104"/>
  <manifest:file-entry manifest:media-type="application/vnd.sun.star.oleobject" manifest:full-path="Object 74"/>
  <manifest:file-entry manifest:media-type="application/vnd.sun.star.oleobject" manifest:full-path="Object 105"/>
  <manifest:file-entry manifest:media-type="application/vnd.sun.star.oleobject" manifest:full-path="Object 75"/>
  <manifest:file-entry manifest:media-type="application/vnd.sun.star.oleobject" manifest:full-path="Object 106"/>
  <manifest:file-entry manifest:media-type="application/vnd.sun.star.oleobject" manifest:full-path="Object 76"/>
  <manifest:file-entry manifest:media-type="application/vnd.sun.star.oleobject" manifest:full-path="Object 107"/>
  <manifest:file-entry manifest:media-type="application/vnd.sun.star.oleobject" manifest:full-path="Object 20"/>
  <manifest:file-entry manifest:media-type="application/vnd.sun.star.oleobject" manifest:full-path="Object 77"/>
  <manifest:file-entry manifest:media-type="application/vnd.sun.star.oleobject" manifest:full-path="Object 108"/>
  <manifest:file-entry manifest:media-type="application/vnd.sun.star.oleobject" manifest:full-path="Object 21"/>
  <manifest:file-entry manifest:media-type="application/vnd.sun.star.oleobject" manifest:full-path="Object 78"/>
  <manifest:file-entry manifest:media-type="application/vnd.sun.star.oleobject" manifest:full-path="Object 109"/>
  <manifest:file-entry manifest:media-type="application/vnd.sun.star.oleobject" manifest:full-path="Object 22"/>
  <manifest:file-entry manifest:media-type="application/vnd.sun.star.oleobject" manifest:full-path="Object 79"/>
  <manifest:file-entry manifest:media-type="application/vnd.sun.star.oleobject" manifest:full-path="Object 120"/>
  <manifest:file-entry manifest:media-type="application/vnd.sun.star.oleobject" manifest:full-path="Object 23"/>
  <manifest:file-entry manifest:media-type="application/vnd.sun.star.oleobject" manifest:full-path="Object 90"/>
  <manifest:file-entry manifest:media-type="application/vnd.sun.star.oleobject" manifest:full-path="Object 121"/>
  <manifest:file-entry manifest:media-type="application/vnd.sun.star.oleobject" manifest:full-path="Object 24"/>
  <manifest:file-entry manifest:media-type="application/vnd.sun.star.oleobject" manifest:full-path="Object 91"/>
  <manifest:file-entry manifest:media-type="application/vnd.sun.star.oleobject" manifest:full-path="Object 122"/>
  <manifest:file-entry manifest:media-type="application/vnd.sun.star.oleobject" manifest:full-path="Object 25"/>
  <manifest:file-entry manifest:media-type="application/vnd.sun.star.oleobject" manifest:full-path="Object 92"/>
  <manifest:file-entry manifest:media-type="application/vnd.sun.star.oleobject" manifest:full-path="Object 12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3" style:family="paragraph" style:parent-style-name="Standard">
      <style:text-properties fo:language="uk" fo:country="UA"/>
    </style:style>
    <style:style style:name="P4" style:family="paragraph" style:parent-style-name="Standard">
      <style:paragraph-properties fo:text-align="center" style:justify-single-word="false"/>
      <style:text-properties fo:language="uk" fo:country="U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language="uk" fo:country="UA"/>
    </style:style>
    <style:style style:name="P7" style:family="paragraph" style:parent-style-name="Standard" style:list-style-name="WW8Num15">
      <style:paragraph-properties fo:text-align="justify" style:justify-single-word="false"/>
      <style:text-properties fo:language="uk" fo:country="UA"/>
    </style:style>
    <style:style style:name="P8" style:family="paragraph" style:parent-style-name="Standard" style:list-style-name="WW8Num25">
      <style:paragraph-properties fo:text-align="justify" style:justify-single-word="false"/>
      <style:text-properties fo:language="uk" fo:country="UA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uk" fo:country="UA"/>
    </style:style>
    <style:style style:name="P10" style:family="paragraph" style:parent-style-name="Standard" style:list-style-name="WW8Num18">
      <style:paragraph-properties fo:text-align="justify" style:justify-single-word="false"/>
      <style:text-properties fo:language="uk" fo:country="UA"/>
    </style:style>
    <style:style style:name="P11" style:family="paragraph" style:parent-style-name="Standard">
      <style:paragraph-properties>
        <style:tab-stops>
          <style:tab-stop style:position="1.905cm"/>
        </style:tab-stops>
      </style:paragraph-properties>
      <style:text-properties fo:language="uk" fo:country="UA"/>
    </style:style>
    <style:style style:name="P12" style:family="paragraph" style:parent-style-name="Standard">
      <style:paragraph-properties>
        <style:tab-stops>
          <style:tab-stop style:position="1.27cm"/>
        </style:tab-stops>
      </style:paragraph-properties>
      <style:text-properties fo:language="uk" fo:country="UA"/>
    </style:style>
    <style:style style:name="P13" style:family="paragraph" style:parent-style-name="Standard">
      <style:paragraph-properties>
        <style:tab-stops>
          <style:tab-stop style:position="1.27cm"/>
          <style:tab-stop style:position="6.033cm"/>
        </style:tab-stops>
      </style:paragraph-properties>
      <style:text-properties fo:language="uk" fo:country="UA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8Num15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.519cm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1.905cm"/>
        </style:tab-stops>
      </style:paragraph-properties>
    </style:style>
    <style:style style:name="P18" style:family="paragraph" style:parent-style-name="Standard" style:list-style-name="WW8Num5">
      <style:paragraph-properties fo:text-align="justify" style:justify-single-word="false"/>
    </style:style>
    <style:style style:name="P19" style:family="paragraph" style:parent-style-name="Standard" style:list-style-name="WW8Num7">
      <style:paragraph-properties fo:text-align="justify" style:justify-single-word="false"/>
    </style:style>
    <style:style style:name="P20" style:family="paragraph" style:parent-style-name="Standard" style:list-style-name="WW8Num19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8Num18">
      <style:paragraph-properties fo:text-align="justify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4" style:family="paragraph" style:parent-style-name="Standard" style:list-style-name="WW8Num2"/>
    <style:style style:name="P25" style:family="paragraph" style:parent-style-name="Standard" style:list-style-name="WW8Num24"/>
    <style:style style:name="P26" style:family="paragraph" style:parent-style-name="Standard" style:list-style-name="WW8Num23"/>
    <style:style style:name="P27" style:family="paragraph" style:parent-style-name="Standard" style:list-style-name="WW8Num9"/>
    <style:style style:name="P28" style:family="paragraph" style:parent-style-name="Standard">
      <style:paragraph-properties>
        <style:tab-stops>
          <style:tab-stop style:position="1.27cm"/>
          <style:tab-stop style:position="1.905cm"/>
        </style:tab-stops>
      </style:paragraph-properties>
    </style:style>
    <style:style style:name="P29" style:family="paragraph" style:parent-style-name="Standard" style:list-style-name="WW8Num5"/>
    <style:style style:name="P30" style:family="paragraph" style:parent-style-name="Standard" style:list-style-name="WW8Num7"/>
    <style:style style:name="P31" style:family="paragraph" style:parent-style-name="Standard">
      <style:paragraph-properties>
        <style:tab-stops>
          <style:tab-stop style:position="1.27cm"/>
          <style:tab-stop style:position="6.033cm"/>
        </style:tab-stops>
      </style:paragraph-properties>
    </style:style>
    <style:style style:name="P32" style:family="paragraph" style:parent-style-name="Standard">
      <style:paragraph-properties fo:text-align="center" style:justify-single-word="false" fo:break-before="page"/>
      <style:text-properties fo:language="uk" fo:country="U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indent="1.249cm" style:auto-text-indent="false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6" style:family="paragraph" style:parent-style-name="Standard">
      <style:paragraph-properties fo:margin-left="1.251cm" fo:margin-right="0cm" fo:text-indent="0cm" style:auto-text-indent="false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7cm"/>
        </style:tab-stops>
      </style:paragraph-properties>
    </style:style>
    <style:style style:name="P40" style:family="paragraph" style:parent-style-name="Standard">
      <style:paragraph-properties fo:margin-left="1.9cm" fo:margin-right="0cm" fo:text-indent="0cm" style:auto-text-indent="false"/>
      <style:text-properties fo:language="uk" fo:country="UA"/>
    </style:style>
    <style:style style:name="P41" style:family="paragraph" style:parent-style-name="Standard">
      <style:paragraph-properties fo:margin-left="1.9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2" style:family="paragraph" style:parent-style-name="Standard">
      <style:paragraph-properties fo:margin-left="1.244cm" fo:margin-right="0cm" fo:text-indent="0cm" style:auto-text-indent="false"/>
    </style:style>
    <style:style style:name="P43" style:family="paragraph" style:parent-style-name="Standard" style:list-style-name="WW8Num4">
      <style:paragraph-properties fo:margin-left="1.879cm" fo:margin-right="0cm" fo:text-align="justify" style:justify-single-word="false" fo:text-indent="0.026cm" style:auto-text-indent="false"/>
    </style:style>
    <style:style style:name="P44" style:family="paragraph" style:parent-style-name="Standard" style:list-style-name="L1">
      <style:paragraph-properties fo:margin-left="1.879cm" fo:margin-right="0cm" fo:text-align="justify" style:justify-single-word="false" fo:text-indent="0.026cm" style:auto-text-indent="false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6" style:family="paragraph" style:parent-style-name="Standard">
      <style:paragraph-properties fo:margin-left="1.905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</style:style>
    <style:style style:name="P47" style:family="paragraph" style:parent-style-name="Основной_20_текст_20_2">
      <style:text-properties fo:font-size="12pt" style:font-size-asian="12pt"/>
    </style:style>
    <style:style style:name="P48" style:family="paragraph" style:parent-style-name="Text_20_body_20_indent" style:list-style-name="WW8Num18">
      <style:paragraph-properties fo:text-align="justify" style:justify-single-word="false">
        <style:tab-stops>
          <style:tab-stop style:position="-2.54cm"/>
          <style:tab-stop style:position="1.27cm"/>
        </style:tab-stops>
      </style:paragraph-properties>
    </style:style>
    <style:style style:name="P49" style:family="paragraph" style:parent-style-name="Heading_20_1">
      <style:text-properties style:font-size-complex="12pt"/>
    </style:style>
    <style:style style:name="P50" style:family="paragraph" style:parent-style-name="Heading_20_1">
      <style:paragraph-properties>
        <style:tab-stops>
          <style:tab-stop style:position="1.905cm"/>
        </style:tab-stops>
      </style:paragraph-properties>
      <style:text-properties style:font-size-complex="12pt"/>
    </style:style>
    <style:style style:name="P51" style:family="paragraph" style:parent-style-name="Heading_20_1">
      <style:paragraph-properties>
        <style:tab-stops>
          <style:tab-stop style:position="1.27cm"/>
        </style:tab-stops>
      </style:paragraph-properties>
      <style:text-properties style:font-size-complex="12pt"/>
    </style:style>
    <style:style style:name="P52" style:family="paragraph">
      <style:paragraph-properties fo:text-align="center" style:writing-mode="lr-tb"/>
    </style:style>
    <style:style style:name="P53" style:family="paragraph">
      <style:paragraph-properties style:writing-mode="lr-tb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style="italic" style:font-style-asian="italic"/>
    </style:style>
    <style:style style:name="T3" style:family="text">
      <style:text-properties fo:language="uk" fo:country="UA" fo:font-style="italic" style:font-style-asian="italic" style:font-style-complex="italic"/>
    </style:style>
    <style:style style:name="T4" style:family="text">
      <style:text-properties fo:language="uk" fo:country="UA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uk" fo:country="UA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uk" fo:country="UA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style-asian="italic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style:font-name="Symbol" fo:language="uk" fo:country="UA"/>
    </style:style>
    <style:style style:name="T22" style:family="text">
      <style:text-properties fo:language="ru" fo:country="RU"/>
    </style:style>
    <style:style style:name="fr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797cm" draw:visible-area-height="0.635cm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115cm" draw:visible-area-height="0.564cm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046cm" draw:visible-area-height="0.564cm"/>
    </style:style>
    <style:style style:name="fr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05cm" draw:visible-area-height="0.67cm"/>
    </style:style>
    <style:style style:name="fr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4cm" draw:visible-area-height="0.635cm"/>
    </style:style>
    <style:style style:name="fr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362cm" draw:visible-area-height="0.67cm"/>
    </style:style>
    <style:style style:name="fr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468cm" draw:visible-area-height="0.67cm"/>
    </style:style>
    <style:style style:name="fr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256cm" draw:visible-area-height="0.635cm"/>
    </style:style>
    <style:style style:name="fr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397cm" draw:visible-area-height="0.635cm"/>
    </style:style>
    <style:style style:name="fr1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234cm" draw:visible-area-height="0.564cm"/>
    </style:style>
    <style:style style:name="fr1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704cm" draw:visible-area-height="0.563cm"/>
    </style:style>
    <style:style style:name="fr1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74cm" draw:visible-area-height="0.563cm"/>
    </style:style>
    <style:style style:name="fr1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058cm" draw:visible-area-height="0.635cm"/>
    </style:style>
    <style:style style:name="fr1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304cm" draw:visible-area-height="0.458cm"/>
    </style:style>
    <style:style style:name="fr1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303cm" draw:visible-area-height="0.635cm"/>
    </style:style>
    <style:style style:name="fr1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6.491cm" draw:visible-area-height="0.635cm"/>
    </style:style>
    <style:style style:name="fr1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362cm" draw:visible-area-height="0.493cm"/>
    </style:style>
    <style:style style:name="fr1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785cm" draw:visible-area-height="0.564cm"/>
    </style:style>
    <style:style style:name="fr1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986cm" draw:visible-area-height="1.093cm"/>
    </style:style>
    <style:style style:name="fr2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022cm" draw:visible-area-height="0.564cm"/>
    </style:style>
    <style:style style:name="fr2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022cm" draw:visible-area-height="0.493cm"/>
    </style:style>
    <style:style style:name="fr2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63cm" draw:visible-area-height="1.163cm"/>
    </style:style>
    <style:style style:name="fr2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74cm" draw:visible-area-height="0.564cm"/>
    </style:style>
    <style:style style:name="fr2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28cm" draw:visible-area-height="0.635cm"/>
    </style:style>
    <style:style style:name="fr2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05cm" draw:visible-area-height="0.564cm"/>
    </style:style>
    <style:style style:name="fr2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563cm" draw:visible-area-height="0.635cm"/>
    </style:style>
    <style:style style:name="fr2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704cm" draw:visible-area-height="0.635cm"/>
    </style:style>
    <style:style style:name="fr2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492cm" draw:visible-area-height="0.635cm"/>
    </style:style>
    <style:style style:name="fr2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74cm" draw:visible-area-height="1.163cm"/>
    </style:style>
    <style:style style:name="fr3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42cm" draw:visible-area-height="0.564cm"/>
    </style:style>
    <style:style style:name="fr3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385cm" draw:visible-area-height="0.564cm"/>
    </style:style>
    <style:style style:name="fr3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63cm" draw:visible-area-height="0.564cm"/>
    </style:style>
    <style:style style:name="fr3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009cm" draw:visible-area-height="0.564cm"/>
    </style:style>
    <style:style style:name="fr3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75cm" draw:visible-area-height="0.635cm"/>
    </style:style>
    <style:style style:name="fr3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27cm" draw:visible-area-height="1.093cm"/>
    </style:style>
    <style:style style:name="fr3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773cm" draw:visible-area-height="0.564cm"/>
    </style:style>
    <style:style style:name="fr3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457cm" draw:visible-area-height="0.564cm"/>
    </style:style>
    <style:style style:name="fr3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951cm" draw:visible-area-height="0.564cm"/>
    </style:style>
    <style:style style:name="fr3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339cm" draw:visible-area-height="1.199cm"/>
    </style:style>
    <style:style style:name="fr4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256cm" draw:visible-area-height="0.564cm"/>
    </style:style>
    <style:style style:name="fr4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39cm" draw:visible-area-height="0.423cm"/>
    </style:style>
    <style:style style:name="fr4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39cm" draw:visible-area-height="0.564cm"/>
    </style:style>
    <style:style style:name="fr4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822cm" draw:visible-area-height="1.093cm"/>
    </style:style>
    <style:style style:name="fr4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99cm" draw:visible-area-height="0.635cm"/>
    </style:style>
    <style:style style:name="fr4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551cm" draw:visible-area-height="0.564cm"/>
    </style:style>
    <style:style style:name="fr4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622cm" draw:visible-area-height="0.564cm"/>
    </style:style>
    <style:style style:name="fr4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198cm" draw:visible-area-height="1.093cm"/>
    </style:style>
    <style:style style:name="fr4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986cm" draw:visible-area-height="0.493cm"/>
    </style:style>
    <style:style style:name="fr4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586cm" draw:visible-area-height="0.634cm"/>
    </style:style>
    <style:style style:name="fr5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644cm" draw:visible-area-height="0.599cm"/>
    </style:style>
    <style:style style:name="fr5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609cm" draw:visible-area-height="0.599cm"/>
    </style:style>
    <style:style style:name="fr5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163cm" draw:visible-area-height="0.599cm"/>
    </style:style>
    <style:style style:name="fr5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997cm" draw:visible-area-height="0.564cm"/>
    </style:style>
    <style:style style:name="fr5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891cm" draw:visible-area-height="0.564cm"/>
    </style:style>
    <style:style style:name="fr5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23cm" draw:visible-area-height="1.093cm"/>
    </style:style>
    <style:style style:name="fr5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27cm" draw:visible-area-height="0.564cm"/>
    </style:style>
    <style:style style:name="fr5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2cm" draw:visible-area-height="0.387cm"/>
    </style:style>
    <style:style style:name="fr5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352cm" draw:visible-area-height="0.492cm"/>
    </style:style>
    <style:style style:name="fr5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324cm" draw:visible-area-height="1.093cm"/>
    </style:style>
    <style:style style:name="fr6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5.468cm" draw:visible-area-height="1.093cm"/>
    </style:style>
    <style:style style:name="fr6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88cm" draw:visible-area-height="1.164cm"/>
    </style:style>
    <style:style style:name="fr6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526cm" draw:visible-area-height="1.093cm"/>
    </style:style>
    <style:style style:name="fr6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98cm" draw:visible-area-height="0.564cm"/>
    </style:style>
    <style:style style:name="fr6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385cm" draw:visible-area-height="1.093cm"/>
    </style:style>
    <style:style style:name="fr6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515cm" draw:visible-area-height="0.564cm"/>
    </style:style>
    <style:style style:name="fr6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4.407cm" draw:visible-area-height="0.564cm"/>
    </style:style>
    <style:style style:name="fr6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622cm" draw:visible-area-height="1.093cm"/>
    </style:style>
    <style:style style:name="fr6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775cm" draw:visible-area-height="0.493cm"/>
    </style:style>
    <style:style style:name="fr6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279cm" draw:visible-area-height="1.163cm"/>
    </style:style>
    <style:style style:name="fr7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3.316cm" draw:visible-area-height="1.164cm"/>
    </style:style>
    <style:style style:name="fr7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04cm" draw:visible-area-height="0.493cm"/>
    </style:style>
    <style:style style:name="fr7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868cm" draw:visible-area-height="0.599cm"/>
    </style:style>
    <style:style style:name="fr7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186cm" draw:visible-area-height="0.599cm"/>
    </style:style>
    <style:style style:name="fr7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904cm" draw:visible-area-height="0.599cm"/>
    </style:style>
    <style:style style:name="fr7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692cm" draw:visible-area-height="0.564cm"/>
    </style:style>
    <style:style style:name="fr7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339cm" draw:visible-area-height="0.493cm"/>
    </style:style>
    <style:style style:name="fr7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256cm" draw:visible-area-height="1.093cm"/>
    </style:style>
    <style:style style:name="fr7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445cm" draw:visible-area-height="0.564cm"/>
    </style:style>
    <style:style style:name="fr7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164cm" draw:visible-area-height="0.635cm"/>
    </style:style>
    <style:style style:name="fr8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63cm" draw:visible-area-height="0.705cm"/>
    </style:style>
    <style:style style:name="fr8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198cm" draw:visible-area-height="0.564cm"/>
    </style:style>
    <style:style style:name="fr8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952cm" draw:visible-area-height="0.564cm"/>
    </style:style>
    <style:style style:name="fr8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93cm" draw:visible-area-height="0.563cm"/>
    </style:style>
    <style:style style:name="fr8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6.843cm" draw:visible-area-height="0.776cm"/>
    </style:style>
    <style:style style:name="fr85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82cm" draw:visible-area-height="0.599cm"/>
    </style:style>
    <style:style style:name="fr86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798cm" draw:visible-area-height="0.423cm"/>
    </style:style>
    <style:style style:name="fr87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057cm" draw:visible-area-height="1.093cm"/>
    </style:style>
    <style:style style:name="fr88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2.045cm" draw:visible-area-height="0.493cm"/>
    </style:style>
    <style:style style:name="fr89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375cm" draw:visible-area-height="0.634cm"/>
    </style:style>
    <style:style style:name="fr90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23cm" draw:visible-area-height="0.387cm"/>
    </style:style>
    <style:style style:name="fr9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339cm" draw:visible-area-height="0.599cm"/>
    </style:style>
    <style:style style:name="fr9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41cm" draw:visible-area-height="0.599cm"/>
    </style:style>
    <text:list-style style:name="L1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51cm" fo:text-indent="-0.635cm" fo:margin-left="1.879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Завдання 6.</text:p>
      <text:p text:style-name="P4">Побудова графіка функції.</text:p>
      <text:p text:style-name="P3"/>
      <text:p text:style-name="P4">Постановка задачі.</text:p>
      <text:p text:style-name="P3"/>
      <text:p text:style-name="P6"><text:tab/>Використовуючи графічний режим, побудувати графік заданої функції, розв’язуючи наступні підзадачі:</text:p>
      <text:list xml:id="list5182287091768263485" text:style-name="WW8Num15">
        <text:list-item>
          <text:p text:style-name="P15"><text:span text:style-name="T1">Можливість зміни інтервалу обчислення значень функції (тобто кількість проміжків розбиття </text:span><text:span text:style-name="T5">N</text:span><text:span text:style-name="T1"> задається в розділі констант).</text:span></text:p>
        </text:list-item>
        <text:list-item>
          <text:p text:style-name="P7">Аналіз діапазону зміни значень функції на заданому проміжку зміни аргументу.</text:p>
        </text:list-item>
        <text:list-item>
          <text:p text:style-name="P15"><text:span text:style-name="T1">Зображення на екрані координатних осей </text:span><text:span text:style-name="T5">X</text:span><text:span text:style-name="T1"> та </text:span><text:span text:style-name="T5">Y</text:span><text:span text:style-name="T1"> з розміченою шкалою та проставленими числами, що відповідають діапазону зміни аргументу та функції.</text:span></text:p>
        </text:list-item>
        <text:list-item>
          <text:p text:style-name="P7">Зображення на екрані графіка функції, формула якої визначається варіантом завдання.</text:p>
        </text:list-item>
        <text:list-item>
          <text:p text:style-name="P7">Зображення на вільній ділянці екрану математичної формули а також прізвища студента, що виконав завдання.</text:p>
        </text:list-item>
      </text:list>
      <text:p text:style-name="P6"><text:tab/>Можливий варіант виконання завдання зображено на мал.1.</text:p>
      <text:p text:style-name="P3"><text:s text:c="57"/></text:p>
      <text:p text:style-name="Standard"><text:s text:c="3"/><text:span text:style-name="T1"><text:s text:c="26"/></text:span><text:span text:style-name="T5">Y</text:span><text:span text:style-name="T1"> <text:s text:c="2"/></text:span><text:s text:c="2"/><text:span text:style-name="T1"><text:s text:c="16"/></text:span><text:span text:style-name="T7">y</text:span><text:span text:style-name="T10"> = </text:span><text:span text:style-name="T7">x</text:span><text:span text:style-name="T13">3 <text:s text:c="6"/></text:span><text:span text:style-name="T3"><text:s/>В</text:span><text:span text:style-name="T10">иконав</text:span><text:span text:style-name="T3">:</text:span><text:span text:style-name="T10"> </text:span><text:span text:style-name="T3">Іванов І.С. <text:s text:c="30"/></text:span><text:span text:style-name="T10"><text:s text:c="16"/></text:span><text:span text:style-name="T3"><text:s/></text:span><text:span text:style-name="T10"><text:s/></text:span><text:span text:style-name="T3"><text:s text:c="2"/></text:span><text:span text:style-name="T10"><text:s/></text:span><text:span text:style-name="T3"><text:s text:c="17"/></text:span><text:span text:style-name="T10"><text:s text:c="2"/></text:span><draw:line text:anchor-type="char" draw:z-index="141" draw:style-name="gr1" draw:text-style-name="P52" svg:x1="3.175cm" svg:y1="6.436cm" svg:x2="3.175cm" svg:y2="0.086cm"><text:p/></draw:line><draw:line text:anchor-type="char" draw:z-index="142" draw:style-name="gr1" draw:text-style-name="P52" svg:x1="0cm" svg:y1="3.579cm" svg:x2="6.668cm" svg:y2="3.579cm"><text:p/></draw:line><draw:custom-shape text:anchor-type="char" draw:z-index="143" draw:style-name="gr2" draw:text-style-name="P53" svg:width="2.541cm" svg:height="6.351cm" svg:x="3.17cm" svg:y="0.404cm"><text:p/><draw:enhanced-geometry draw:text-areas="10799 0 21599 10799" svg:viewBox="0 0 21600 21600" draw:mirror-vertical="true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text:anchor-type="char" draw:z-index="144" draw:style-name="gr2" draw:text-style-name="P53" svg:width="2.541cm" svg:height="5.716cm" svg:x="1.9cm" svg:y="3.579cm"><text:p/>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text:span text:style-name="T3"> <text:s text:c="31"/></text:span><text:span text:style-name="T10"><text:s text:c="60"/></text:span></text:p>
      <text:p text:style-name="Standard"><text:span text:style-name="T1"><text:s text:c="30"/></text:span><text:span text:style-name="T17">3</text:span><text:span text:style-name="T1"> <text:s text:c="3"/></text:span><text:s text:c="49"/></text:p>
      <text:p text:style-name="Standard"><text:s text:c="83"/></text:p>
      <text:p text:style-name="Standard"><text:s text:c="27"/><text:span text:style-name="T1"><text:s text:c="2"/></text:span><text:s/><text:span text:style-name="T17">2</text:span> <text:s text:c="52"/></text:p>
      <text:p text:style-name="Standard"><text:s text:c="72"/><text:span text:style-name="T1"><text:s/></text:span><text:s text:c="8"/></text:p>
      <text:p text:style-name="Standard"><text:s text:c="27"/><text:span text:style-name="T1"><text:s text:c="2"/></text:span><text:s/><text:span text:style-name="T16">1</text:span> <text:s text:c="3"/></text:p>
      <text:p text:style-name="Standard"><text:s text:c="85"/></text:p>
      <text:p text:style-name="P3"><text:s text:c="4"/></text:p>
      <text:p text:style-name="Standard"><text:span text:style-name="T1"><text:s text:c="9"/></text:span><text:span text:style-name="T14">-3</text:span><text:span text:style-name="T16"> <text:s/></text:span><text:span text:style-name="T17"><text:s/></text:span><text:span text:style-name="T16"><text:s/></text:span><text:span text:style-name="T1"><text:s/></text:span><text:s/><text:span text:style-name="T1"><text:s/></text:span><text:span text:style-name="T14">-2</text:span><text:span text:style-name="T1"> <text:s/></text:span><text:s text:c="2"/><text:span text:style-name="T5"><text:s/></text:span><text:span text:style-name="T1"><text:s/></text:span><text:span text:style-name="T14">-1</text:span><text:span text:style-name="T17"> </text:span><text:span text:style-name="T18"><text:s/></text:span><text:span text:style-name="T17"><text:s text:c="6"/></text:span><text:span text:style-name="T1"><text:s text:c="2"/></text:span><text:span text:style-name="T14">0</text:span><text:span text:style-name="T17"> <text:s text:c="8"/></text:span><text:span text:style-name="T14">1</text:span><text:span text:style-name="T17"> <text:s text:c="3"/></text:span><text:span text:style-name="T18"><text:s/></text:span><text:span text:style-name="T17"><text:s text:c="2"/></text:span><text:span text:style-name="T18"><text:s/></text:span><text:span text:style-name="T17"><text:s text:c="2"/></text:span><text:span text:style-name="T14">2</text:span><text:span text:style-name="T17"> <text:s text:c="5"/></text:span><text:span text:style-name="T18"><text:s/></text:span><text:span text:style-name="T17"><text:s text:c="3"/></text:span><text:span text:style-name="T14">3</text:span><text:span text:style-name="T17"> <text:s text:c="10"/></text:span><text:span text:style-name="T16"><text:s/></text:span><text:span text:style-name="T1"><text:s/></text:span><text:s text:c="2"/><text:span text:style-name="T5">X</text:span> <text:s text:c="7"/></text:p>
      <text:p text:style-name="Standard"><text:span text:style-name="T1"><text:s text:c="3"/></text:span><text:s text:c="74"/><text:span text:style-name="T1"><text:s/></text:span><text:s text:c="50"/></text:p>
      <text:p text:style-name="Standard"><text:span text:style-name="T16"><text:s text:c="40"/></text:span><text:span text:style-name="T17"><text:s text:c="6"/></text:span><text:span text:style-name="T12">-1 <text:s text:c="70"/></text:span><text:span text:style-name="T15"><text:s/></text:span></text:p>
      <text:p text:style-name="Standard"><text:span text:style-name="T12"><text:s text:c="40"/></text:span><text:span text:style-name="T15"><text:s text:c="4"/></text:span><text:span text:style-name="T16"><text:s text:c="5"/></text:span><text:s text:c="5"/><text:span text:style-name="T12"><text:s text:c="38"/></text:span></text:p>
      <text:p text:style-name="Standard"><text:span text:style-name="T16"><text:s text:c="41"/></text:span><text:span text:style-name="T17"><text:s text:c="5"/></text:span><text:span text:style-name="T15">-2</text:span><text:span text:style-name="T16"> <text:s text:c="6"/></text:span><text:span text:style-name="T17"><text:s text:c="4"/></text:span></text:p>
      <text:p text:style-name="P3"><text:s text:c="37"/></text:p>
      <text:p text:style-name="Standard"><text:span text:style-name="T15"><text:s text:c="46"/>-3</text:span> <text:s text:c="8"/></text:p>
      <text:p text:style-name="P3"><text:s text:c="52"/>Мал. 1</text:p>
      <text:p text:style-name="P5"/>
      <text:p text:style-name="P23">Зміст звіту</text:p>
      <text:p text:style-name="P2"/>
      <text:list xml:id="list1020921317387794199" text:style-name="WW8Num25">
        <text:list-item>
          <text:p text:style-name="P8">Постановка задачі.</text:p>
        </text:list-item>
        <text:list-item>
          <text:p text:style-name="P8">Роздрукований текст програми.</text:p>
        </text:list-item>
        <text:list-item>
          <text:p text:style-name="P8">Роздрукувати отриманий графік на різних інтервалах аргументу або для <text:s/>різних <text:s/>значень параметрів (2-4 різних випадки).</text:p>
        </text:list-item>
      </text:list>
      <text:h text:style-name="P49" text:outline-level="1">Методичні вказівки</text:h>
      <text:p text:style-name="P6"><text:tab/>Графік функції доцільно зображувати у вигляді ламаної лінії, що з’єднує точки, які належать графіку, тобто за допомогою частково-лінійної апроксимації кривої графіка.</text:p>
      <text:p text:style-name="P6"><text:tab/>Для побудови графіка по заданому рівнянню необхідно обчислити масив значень аргументу та масив відповідних значень функції. Крок зміни аргументу залежить від обраного діапазону зміни аргументу й кількості точок і обчислюється за формулою:</text:p>
      <text:p text:style-name="P33"><text:span text:style-name="T1"><draw:frame draw:style-name="fr1" draw:name="Объект145" text:anchor-type="as-char" svg:width="4.787cm" svg:height="0.635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1">, де </text:span></text:p>
      <text:p text:style-name="P14"><text:span text:style-name="T6">dx</text:span> - <text:span text:style-name="T1">крок зміни аргументу;</text:span></text:p>
      <text:p text:style-name="P14"><text:span text:style-name="T6">x</text:span><text:span text:style-name="T19">max</text:span><text:span text:style-name="T20"> </text:span>, <text:span text:style-name="T6">x</text:span><text:span text:style-name="T19">min</text:span><text:span text:style-name="T1"> </text:span>- <text:span text:style-name="T1">відповідно максимальне та мінімальне значення аргументу;</text:span></text:p>
      <text:p text:style-name="P16"><text:span text:style-name="T6">num</text:span><text:span text:style-name="T1"> - обрана кількість точок графіку.</text:span></text:p>
      <text:p text:style-name="P14"><text:span text:style-name="T1"><text:tab/>Паралельно з обчисленням масивів значень аргументу </text:span><text:span text:style-name="T1"><draw:frame draw:style-name="fr2" draw:name="Объект146" text:anchor-type="as-char" svg:width="2.117cm" svg:height="0.554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 <text:span text:style-name="T1">та функції</text:span> <text:soft-page-break/><text:span text:style-name="T1"><draw:frame draw:style-name="fr3" draw:name="Объект147" text:anchor-type="as-char" svg:width="2.037cm" svg:height="0.554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text:span text:style-name="T1"> необхідно визначити мінімальне й максимальне значення функції, які будуть потрібні для проведення масштабування.</text:span></text:p>
      <text:p text:style-name="P14"><text:span text:style-name="T1"><text:tab/>Для зображення графіка на екрані обирається прямокутна ділянка, що визначається координатами лівого верхнього кута </text:span><text:span text:style-name="T1"><draw:frame draw:style-name="fr4" draw:name="Объект148" text:anchor-type="as-char" svg:width="1.905cm" svg:height="0.661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span><text:span text:style-name="T1"> і правого нижнього кута </text:span><text:span text:style-name="T1"><draw:frame draw:style-name="fr5" draw:name="Объект149" text:anchor-type="as-char" svg:width="1.93cm" svg:height="0.63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span><text:span text:style-name="T1">. При цьому потрібно мати на увазі, що лівіше й нижче поля виводу будуть знаходитися написи (відповідні значення аргументу і функції).</text:span></text:p>
      <text:p text:style-name="P6"><text:tab/>На наступному кроці необхідно визначити координати точок графіка, відображені в екранних точках (пікселях) з урахуванням розмірів обраного поля виводу графіка.</text:p>
      <text:p text:style-name="P6"><text:tab/>Масштабування по кожній з координатних осей відбувається згідно з формулами:</text:p>
      <text:p text:style-name="P35"><text:span text:style-name="T1"><draw:frame draw:style-name="fr6" draw:name="Объект150" text:anchor-type="as-char" svg:width="5.373cm" svg:height="0.661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text:span text:style-name="T1"> -масштаб по осі абсцис</text:span></text:p>
      <text:p text:style-name="P14"><text:span text:style-name="T1"><text:tab/></text:span><text:span text:style-name="T1"><draw:frame draw:style-name="fr7" draw:name="Объект151" text:anchor-type="as-char" svg:width="5.479cm" svg:height="0.661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text:span text:style-name="T1"> -масштаб по осі ординат.</text:span></text:p>
      <text:p text:style-name="P14"><text:span text:style-name="T1"><text:tab/>Тоді <text:s/>координати <text:s/></text:span><text:span text:style-name="T6">i</text:span><text:span text:style-name="T1">-тої точки графіку на екрані будуть визначатися згідно наступних формул:</text:span></text:p>
      <text:p text:style-name="P14"><text:span text:style-name="T1"><text:tab/></text:span><text:span text:style-name="T1"><draw:frame draw:style-name="fr8" draw:name="Объект152" text:anchor-type="as-char" svg:width="5.265cm" svg:height="0.635cm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/text:p>
      <text:p text:style-name="P14"><text:span text:style-name="T1"><text:tab/></text:span><draw:frame draw:style-name="fr9" draw:name="Объект153" text:anchor-type="as-char" svg:width="5.385cm" svg:height="0.635cm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text:span text:style-name="T1"> де <text:tab/></text:span></text:p>
      <text:p text:style-name="P37"><text:span text:style-name="T1"><text:tab/></text:span><draw:frame draw:style-name="fr10" draw:name="Объект154" text:anchor-type="as-char" svg:width="1.242cm" svg:height="0.554cm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<text:span text:style-name="T1">,</text:span><draw:frame draw:style-name="fr10" draw:name="Объект155" text:anchor-type="as-char" svg:width="1.242cm" svg:height="0.554cm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 <text:span text:style-name="T1">- екранні координати </text:span><text:span text:style-name="T6">i</text:span><text:span text:style-name="T1">-ї точки;</text:span></text:p>
      <text:p text:style-name="P17"><text:s text:c="13"/><draw:frame draw:style-name="fr11" draw:name="Объект156" text:anchor-type="as-char" svg:width="0.714cm" svg:height="0.554cm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text:span text:style-name="T1">,</text:span><draw:frame draw:style-name="fr12" draw:name="Объект157" text:anchor-type="as-char" svg:width="0.741cm" svg:height="0.554cm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 -<text:span text:style-name="T1"> значення аргументу і функції в </text:span><text:span text:style-name="T6">i</text:span><text:span text:style-name="T1">-й точці;</text:span></text:p>
      <text:p text:style-name="P17"><text:s text:c="13"/><text:span text:style-name="T1"><draw:frame draw:style-name="fr13" draw:name="Объект158" text:anchor-type="as-char" svg:width="1.058cm" svg:height="0.635cm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span> -<text:span text:style-name="T1">екранні координати точки, що є початком координат </text:span><text:tab/><text:tab/> <text:s/><text:span text:style-name="T1">для <text:s/>виводу функції;</text:span></text:p>
      <text:p text:style-name="P17"><text:span text:style-name="T1"><text:s text:c="13"/></text:span><text:span text:style-name="T1"><draw:frame draw:style-name="fr14" draw:name="Объект159" text:anchor-type="as-char" svg:width="1.295cm" svg:height="0.45cm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</text:span><text:span text:style-name="T1"> - масштаби відповідно по осі абсцис і осі ординат.</text:span></text:p>
      <text:p text:style-name="P39"><text:span text:style-name="T1"><text:tab/>На основі знайдених координат точок кривої графіка здійснюється зображення графіку на екрані шляхом з’єднання цих точок відрізками прямих. Потім виділяється</text:span> поле<text:span text:style-name="T1"> виводу</text:span>, <text:span text:style-name="T1">здійснюється розмітка координат і виводяться відповідні написи.</text:span></text:p>
      <text:p text:style-name="P38"><text:span text:style-name="T1">Перел</text:span>ік граф<text:span text:style-name="T1">ічних процедур та функцій приведено нижче.</text:span></text:p>
      <text:p text:style-name="P11"/>
      <text:h text:style-name="P50" text:outline-level="1">Варіанти завдань</text:h>
      <text:p text:style-name="P11"/>
      <text:list xml:id="list5160328883242972880" text:style-name="WW8Num2">
        <text:list-item>
          <text:p text:style-name="P24"><text:span text:style-name="T1">Парабола Нейля: <text:s text:c="2"/></text:span><text:span text:style-name="T1"><draw:frame draw:style-name="fr15" draw:name="Объект160" text:anchor-type="as-char" svg:width="4.311cm" svg:height="0.635cm" draw:z-index="15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span><text:span text:style-name="T1">.</text:span></text:p>
        </text:list-item>
        <text:list-item>
          <text:p text:style-name="P24"><text:span text:style-name="T1">Локон Аньєзі: <text:s text:c="7"/></text:span><text:span text:style-name="T1"><draw:frame draw:style-name="fr16" draw:name="Объект161" text:anchor-type="as-char" svg:width="6.484cm" svg:height="0.635cm" draw:z-index="16"><draw:object-ole xlink:href="./Object 17" xlink:type="simple" xlink:show="embed" xlink:actuate="onLoad"/><draw:image xlink:href="./ObjectReplacements/Object 17" xlink:type="simple" xlink:show="embed" xlink:actuate="onLoad"/><svg:desc>OLE-объект</svg:desc></draw:frame></text:span></text:p>
        </text:list-item>
        <text:list-item>
          <text:p text:style-name="P24"><text:span text:style-name="T1">Конхоїда Нікомеда: <text:s text:c="2"/></text:span><text:span text:style-name="T1"><draw:frame draw:style-name="fr17" draw:name="Объект162" text:anchor-type="as-char" svg:width="2.353cm" svg:height="0.503cm" draw:z-index="17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span></text:p>
        </text:list-item>
      </text:list>
      <text:p text:style-name="P40"><draw:frame draw:style-name="fr18" draw:name="Объект163" text:anchor-type="as-char" svg:width="2.776cm" svg:height="0.554cm" draw:z-index="18"><draw:object-ole xlink:href="./Object 19" xlink:type="simple" xlink:show="embed" xlink:actuate="onLoad"/><draw:image xlink:href="./ObjectReplacements/Object 19" xlink:type="simple" xlink:show="embed" xlink:actuate="onLoad"/><svg:desc>OLE-объект</svg:desc></draw:frame></text:p>
      <text:p text:style-name="P34"><text:span text:style-name="T1"><text:s text:c="7"/></text:span><text:span text:style-name="T1"><draw:frame draw:style-name="fr19" draw:name="Объект164" text:anchor-type="as-char" svg:width="3.993cm" svg:height="1.085cm" draw:z-index="19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span><text:span text:style-name="T1">, <text:s/></text:span><draw:frame draw:style-name="fr20" draw:name="Объект165" text:anchor-type="as-char" svg:width="1.032cm" svg:height="0.554cm" draw:z-index="20"><draw:object-ole xlink:href="./Object 21" xlink:type="simple" xlink:show="embed" xlink:actuate="onLoad"/><draw:image xlink:href="./ObjectReplacements/Object 21" xlink:type="simple" xlink:show="embed" xlink:actuate="onLoad"/><svg:desc>OLE-объект</svg:desc></draw:frame><text:span text:style-name="T1"> </text:span><draw:frame draw:style-name="fr21" draw:name="Объект166" text:anchor-type="as-char" svg:width="1.032cm" svg:height="0.503cm" draw:z-index="21"><draw:object-ole xlink:href="./Object 22" xlink:type="simple" xlink:show="embed" xlink:actuate="onLoad"/><draw:image xlink:href="./ObjectReplacements/Object 22" xlink:type="simple" xlink:show="embed" xlink:actuate="onLoad"/><svg:desc>OLE-объект</svg:desc></draw:frame></text:p>
      <text:list xml:id="list4485538037653866734" text:style-name="WW8Num24">
        <text:list-item>
          <text:p text:style-name="P25"><text:span text:style-name="T1">Цисоїда Діоклеса: <text:s text:c="2"/></text:span><text:span text:style-name="T1"><draw:frame draw:style-name="fr22" draw:name="Объект167" text:anchor-type="as-char" svg:width="1.773cm" svg:height="1.164cm" draw:z-index="22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span><text:span text:style-name="T1">; </text:span><text:span text:style-name="T1"><draw:frame draw:style-name="fr22" draw:name="Объект168" text:anchor-type="as-char" svg:width="1.773cm" svg:height="1.164cm" draw:z-index="23"><draw:object-ole xlink:href="./Object 24" xlink:type="simple" xlink:show="embed" xlink:actuate="onLoad"/><draw:image xlink:href="./ObjectReplacements/Object 24" xlink:type="simple" xlink:show="embed" xlink:actuate="onLoad"/><svg:desc>OLE-объект</svg:desc></draw:frame></text:span><text:span text:style-name="T1">; </text:span><text:span text:style-name="T1"><draw:frame draw:style-name="fr23" draw:name="Объект169" text:anchor-type="as-char" svg:width="1.983cm" svg:height="0.554cm" draw:z-index="24"><draw:object-ole xlink:href="./Object 25" xlink:type="simple" xlink:show="embed" xlink:actuate="onLoad"/><draw:image xlink:href="./ObjectReplacements/Object 25" xlink:type="simple" xlink:show="embed" xlink:actuate="onLoad"/><svg:desc>OLE-объект</svg:desc></draw:frame></text:span><text:span text:style-name="T1">, </text:span><text:span text:style-name="T1"><draw:frame draw:style-name="fr21" draw:name="Объект170" text:anchor-type="as-char" svg:width="1.032cm" svg:height="0.503cm" draw:z-index="25"><draw:object-ole xlink:href="./Object 26" xlink:type="simple" xlink:show="embed" xlink:actuate="onLoad"/><draw:image xlink:href="./ObjectReplacements/Object 26" xlink:type="simple" xlink:show="embed" xlink:actuate="onLoad"/><svg:desc>OLE-объект</svg:desc></draw:frame></text:span></text:p>
        </text:list-item>
        <text:list-item>
          <text:p text:style-name="P25"><text:span text:style-name="T1">Лемніската Бернуллі: <text:s text:c="2"/></text:span><text:span text:style-name="T1"><draw:frame draw:style-name="fr24" draw:name="Объект171" text:anchor-type="as-char" svg:width="3.281cm" svg:height="0.635cm" draw:z-index="26"><draw:object-ole xlink:href="./Object 27" xlink:type="simple" xlink:show="embed" xlink:actuate="onLoad"/><draw:image xlink:href="./ObjectReplacements/Object 27" xlink:type="simple" xlink:show="embed" xlink:actuate="onLoad"/><svg:desc>OLE-объект</svg:desc></draw:frame></text:span><text:span text:style-name="T1">, </text:span><text:span text:style-name="T1"><draw:frame draw:style-name="fr21" draw:name="Объект172" text:anchor-type="as-char" svg:width="1.032cm" svg:height="0.503cm" draw:z-index="27"><draw:object-ole xlink:href="./Object 28" xlink:type="simple" xlink:show="embed" xlink:actuate="onLoad"/><draw:image xlink:href="./ObjectReplacements/Object 28" xlink:type="simple" xlink:show="embed" xlink:actuate="onLoad"/><svg:desc>OLE-объект</svg:desc></draw:frame></text:span><text:span text:style-name="T1">, </text:span><text:span text:style-name="T1"><draw:frame draw:style-name="fr25" draw:name="Объект173" text:anchor-type="as-char" svg:width="1.905cm" svg:height="0.554cm" draw:z-index="28"><draw:object-ole xlink:href="./Object 29" xlink:type="simple" xlink:show="embed" xlink:actuate="onLoad"/><draw:image xlink:href="./ObjectReplacements/Object 29" xlink:type="simple" xlink:show="embed" xlink:actuate="onLoad"/><svg:desc>OLE-объект</svg:desc></draw:frame></text:span></text:p>
        </text:list-item>
        <text:list-item>
          <text:p text:style-name="P25"><text:span text:style-name="T1">Строфоїда: <text:s text:c="2"/></text:span><text:span text:style-name="T1"><draw:frame draw:style-name="fr26" draw:name="Объект174" text:anchor-type="as-char" svg:width="3.57cm" svg:height="0.635cm" draw:z-index="29"><draw:object-ole xlink:href="./Object 30" xlink:type="simple" xlink:show="embed" xlink:actuate="onLoad"/><draw:image xlink:href="./ObjectReplacements/Object 30" xlink:type="simple" xlink:show="embed" xlink:actuate="onLoad"/><svg:desc>OLE-объект</svg:desc></draw:frame></text:span><text:span text:style-name="T1">, </text:span><text:span text:style-name="T1"><draw:frame draw:style-name="fr27" draw:name="Объект175" text:anchor-type="as-char" svg:width="3.704cm" svg:height="0.635cm" draw:z-index="30"><draw:object-ole xlink:href="./Object 31" xlink:type="simple" xlink:show="embed" xlink:actuate="onLoad"/><draw:image xlink:href="./ObjectReplacements/Object 31" xlink:type="simple" xlink:show="embed" xlink:actuate="onLoad"/><svg:desc>OLE-объект</svg:desc></draw:frame></text:span><text:span text:style-name="T1">, <text:s/></text:span><text:span text:style-name="T1"><draw:frame draw:style-name="fr23" draw:name="Объект176" text:anchor-type="as-char" svg:width="1.983cm" svg:height="0.554cm" draw:z-index="31"><draw:object-ole xlink:href="./Object 32" xlink:type="simple" xlink:show="embed" xlink:actuate="onLoad"/><draw:image xlink:href="./ObjectReplacements/Object 32" xlink:type="simple" xlink:show="embed" xlink:actuate="onLoad"/><svg:desc>OLE-объект</svg:desc></draw:frame></text:span><text:span text:style-name="T1">, </text:span><text:span text:style-name="T1"><draw:frame draw:style-name="fr21" draw:name="Объект177" text:anchor-type="as-char" svg:width="1.032cm" svg:height="0.503cm" draw:z-index="32"><draw:object-ole xlink:href="./Object 33" xlink:type="simple" xlink:show="embed" xlink:actuate="onLoad"/><draw:image xlink:href="./ObjectReplacements/Object 33" xlink:type="simple" xlink:show="embed" xlink:actuate="onLoad"/><svg:desc>OLE-объект</svg:desc></draw:frame></text:span></text:p>
        </text:list-item>
        <text:list-item>
          <text:p text:style-name="P25"><text:span text:style-name="T1">“Хрест”: <text:s text:c="5"/></text:span><text:span text:style-name="T1"><draw:frame draw:style-name="fr28" draw:name="Объект178" text:anchor-type="as-char" svg:width="3.493cm" svg:height="0.635cm" draw:z-index="33"><draw:object-ole xlink:href="./Object 34" xlink:type="simple" xlink:show="embed" xlink:actuate="onLoad"/><draw:image xlink:href="./ObjectReplacements/Object 34" xlink:type="simple" xlink:show="embed" xlink:actuate="onLoad"/><svg:desc>OLE-объект</svg:desc></draw:frame></text:span><text:span text:style-name="T1"> або <text:s/></text:span><text:span text:style-name="T1"><draw:frame draw:style-name="fr29" draw:name="Объект179" text:anchor-type="as-char" svg:width="1.983cm" svg:height="1.164cm" draw:z-index="34"><draw:object-ole xlink:href="./Object 35" xlink:type="simple" xlink:show="embed" xlink:actuate="onLoad"/><draw:image xlink:href="./ObjectReplacements/Object 35" xlink:type="simple" xlink:show="embed" xlink:actuate="onLoad"/><svg:desc>OLE-объект</svg:desc></draw:frame></text:span><text:span text:style-name="T1"> <text:s/>, </text:span><text:span text:style-name="T1"><draw:frame draw:style-name="fr21" draw:name="Объект180" text:anchor-type="as-char" svg:width="1.032cm" svg:height="0.503cm" draw:z-index="35"><draw:object-ole xlink:href="./Object 36" xlink:type="simple" xlink:show="embed" xlink:actuate="onLoad"/><draw:image xlink:href="./ObjectReplacements/Object 36" xlink:type="simple" xlink:show="embed" xlink:actuate="onLoad"/><svg:desc>OLE-объект</svg:desc></draw:frame></text:span><text:span text:style-name="T1">, </text:span><text:span text:style-name="T1"><draw:frame draw:style-name="fr25" draw:name="Объект181" text:anchor-type="as-char" svg:width="1.905cm" svg:height="0.554cm" draw:z-index="36"><draw:object-ole xlink:href="./Object 37" xlink:type="simple" xlink:show="embed" xlink:actuate="onLoad"/><draw:image xlink:href="./ObjectReplacements/Object 37" xlink:type="simple" xlink:show="embed" xlink:actuate="onLoad"/><svg:desc>OLE-объект</svg:desc></draw:frame></text:span></text:p>
        </text:list-item>
        <text:list-item>
          <text:p text:style-name="P25"><text:span text:style-name="T1">Кардіоїда: <text:s text:c="2"/></text:span><text:span text:style-name="T1"><draw:frame draw:style-name="fr30" draw:name="Объект182" text:anchor-type="as-char" svg:width="3.413cm" svg:height="0.554cm" draw:z-index="37"><draw:object-ole xlink:href="./Object 38" xlink:type="simple" xlink:show="embed" xlink:actuate="onLoad"/><draw:image xlink:href="./ObjectReplacements/Object 38" xlink:type="simple" xlink:show="embed" xlink:actuate="onLoad"/><svg:desc>OLE-объект</svg:desc></draw:frame></text:span><text:span text:style-name="T1">, </text:span><text:span text:style-name="T1"><draw:frame draw:style-name="fr31" draw:name="Объект183" text:anchor-type="as-char" svg:width="3.387cm" svg:height="0.554cm" draw:z-index="38"><draw:object-ole xlink:href="./Object 39" xlink:type="simple" xlink:show="embed" xlink:actuate="onLoad"/><draw:image xlink:href="./ObjectReplacements/Object 39" xlink:type="simple" xlink:show="embed" xlink:actuate="onLoad"/><svg:desc>OLE-объект</svg:desc></draw:frame></text:span><text:span text:style-name="T1">, <text:s/></text:span><text:span text:style-name="T1"><draw:frame draw:style-name="fr21" draw:name="Объект184" text:anchor-type="as-char" svg:width="1.032cm" svg:height="0.503cm" draw:z-index="39"><draw:object-ole xlink:href="./Object 40" xlink:type="simple" xlink:show="embed" xlink:actuate="onLoad"/><draw:image xlink:href="./ObjectReplacements/Object 40" xlink:type="simple" xlink:show="embed" xlink:actuate="onLoad"/><svg:desc>OLE-объект</svg:desc></draw:frame></text:span><text:span text:style-name="T1">, </text:span><text:span text:style-name="T1"><draw:frame draw:style-name="fr32" draw:name="Объект185" text:anchor-type="as-char" svg:width="1.773cm" svg:height="0.554cm" draw:z-index="40"><draw:object-ole xlink:href="./Object 41" xlink:type="simple" xlink:show="embed" xlink:actuate="onLoad"/><draw:image xlink:href="./ObjectReplacements/Object 41" xlink:type="simple" xlink:show="embed" xlink:actuate="onLoad"/><svg:desc>OLE-объект</svg:desc></draw:frame></text:span></text:p>
        </text:list-item>
        <text:list-item>
          <text:p text:style-name="P25"><text:span text:style-name="T1">Астроїда: <text:s text:c="2"/></text:span><text:span text:style-name="T1"><draw:frame draw:style-name="fr33" draw:name="Объект186" text:anchor-type="as-char" svg:width="2.011cm" svg:height="0.554cm" draw:z-index="41"><draw:object-ole xlink:href="./Object 42" xlink:type="simple" xlink:show="embed" xlink:actuate="onLoad"/><draw:image xlink:href="./ObjectReplacements/Object 42" xlink:type="simple" xlink:show="embed" xlink:actuate="onLoad"/><svg:desc>OLE-объект</svg:desc></draw:frame></text:span><text:span text:style-name="T1">, </text:span><text:span text:style-name="T1"><draw:frame draw:style-name="fr34" draw:name="Объект187" text:anchor-type="as-char" svg:width="1.983cm" svg:height="0.635cm" draw:z-index="42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1">, </text:span><text:span text:style-name="T1"><draw:frame draw:style-name="fr32" draw:name="Объект188" text:anchor-type="as-char" svg:width="1.773cm" svg:height="0.554cm" draw:z-index="43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span><text:span text:style-name="T1">, </text:span><text:span text:style-name="T1"><draw:frame draw:style-name="fr21" draw:name="Объект189" text:anchor-type="as-char" svg:width="1.032cm" svg:height="0.503cm" draw:z-index="44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/text:p>
        </text:list-item>
        <text:list-item>
          <text:p text:style-name="P25"><text:span text:style-name="T1">Декартів лист: </text:span><text:span text:style-name="T1"><draw:frame draw:style-name="fr35" draw:name="Объект190" text:anchor-type="as-char" svg:width="1.72cm" svg:height="1.085cm" draw:z-index="45"><draw:object-ole xlink:href="./Object 46" xlink:type="simple" xlink:show="embed" xlink:actuate="onLoad"/><draw:image xlink:href="./ObjectReplacements/Object 46" xlink:type="simple" xlink:show="embed" xlink:actuate="onLoad"/><svg:desc>OLE-объект</svg:desc></draw:frame></text:span><text:span text:style-name="T1">, </text:span><text:span text:style-name="T1"><draw:frame draw:style-name="fr22" draw:name="Объект191" text:anchor-type="as-char" svg:width="1.773cm" svg:height="1.164cm" draw:z-index="46"><draw:object-ole xlink:href="./Object 47" xlink:type="simple" xlink:show="embed" xlink:actuate="onLoad"/><draw:image xlink:href="./ObjectReplacements/Object 47" xlink:type="simple" xlink:show="embed" xlink:actuate="onLoad"/><svg:desc>OLE-объект</svg:desc></draw:frame></text:span><text:span text:style-name="T1">, </text:span><text:span text:style-name="T1"><draw:frame draw:style-name="fr36" draw:name="Объект192" text:anchor-type="as-char" svg:width="3.545cm" svg:height="0.52cm" draw:z-index="47"><draw:object-ole xlink:href="./Object 48" xlink:type="simple" xlink:show="embed" xlink:actuate="onLoad"/><draw:image xlink:href="./ObjectReplacements/Object 48" xlink:type="simple" xlink:show="embed" xlink:actuate="onLoad"/><svg:desc>OLE-объект</svg:desc></draw:frame></text:span></text:p>
        </text:list-item>
        <text:list-item>
          <text:p text:style-name="P25"><text:span text:style-name="T1">Равлик Паскаля: </text:span><text:span text:style-name="T1"><draw:frame draw:style-name="fr37" draw:name="Объект193" text:anchor-type="as-char" svg:width="3.466cm" svg:height="0.554cm" draw:z-index="48"><draw:object-ole xlink:href="./Object 49" xlink:type="simple" xlink:show="embed" xlink:actuate="onLoad"/><draw:image xlink:href="./ObjectReplacements/Object 49" xlink:type="simple" xlink:show="embed" xlink:actuate="onLoad"/><svg:desc>OLE-объект</svg:desc></draw:frame></text:span><text:span text:style-name="T1"> <text:s/><text:tab/><text:tab/><text:tab/> <text:s text:c="4"/></text:span><text:span text:style-name="T1"><draw:frame draw:style-name="fr38" draw:name="Объект194" text:anchor-type="as-char" svg:width="3.942cm" svg:height="0.554cm" draw:z-index="49"><draw:object-ole xlink:href="./Object 50" xlink:type="simple" xlink:show="embed" xlink:actuate="onLoad"/><draw:image xlink:href="./ObjectReplacements/Object 50" xlink:type="simple" xlink:show="embed" xlink:actuate="onLoad"/><svg:desc>OLE-объект</svg:desc></draw:frame></text:span><text:span text:style-name="T1"> , </text:span><text:span text:style-name="T1"><draw:frame draw:style-name="fr21" draw:name="Объект195" text:anchor-type="as-char" svg:width="1.032cm" svg:height="0.503cm" draw:z-index="50"><draw:object-ole xlink:href="./Object 51" xlink:type="simple" xlink:show="embed" xlink:actuate="onLoad"/><draw:image xlink:href="./ObjectReplacements/Object 51" xlink:type="simple" xlink:show="embed" xlink:actuate="onLoad"/><svg:desc>OLE-объект</svg:desc></draw:frame></text:span><text:span text:style-name="T1">, </text:span><text:span text:style-name="T1"><draw:frame draw:style-name="fr32" draw:name="Объект196" text:anchor-type="as-char" svg:width="1.773cm" svg:height="0.554cm" draw:z-index="51"><draw:object-ole xlink:href="./Object 52" xlink:type="simple" xlink:show="embed" xlink:actuate="onLoad"/><draw:image xlink:href="./ObjectReplacements/Object 52" xlink:type="simple" xlink:show="embed" xlink:actuate="onLoad"/><svg:desc>OLE-объект</svg:desc></draw:frame></text:span></text:p>
        </text:list-item>
      </text:list>
      <text:list xml:id="list2093246855462611987" text:style-name="WW8Num23">
        <text:list-item>
          <text:p text:style-name="P26"><text:soft-page-break/><text:span text:style-name="T1">Ланцюгова лінія: </text:span><text:span text:style-name="T1"><draw:frame draw:style-name="fr39" draw:name="Объект197" text:anchor-type="as-char" svg:width="4.339cm" svg:height="1.191cm" draw:z-index="52"><draw:object-ole xlink:href="./Object 53" xlink:type="simple" xlink:show="embed" xlink:actuate="onLoad"/><draw:image xlink:href="./ObjectReplacements/Object 53" xlink:type="simple" xlink:show="embed" xlink:actuate="onLoad"/><svg:desc>OLE-объект</svg:desc></draw:frame></text:span><text:span text:style-name="T1">, </text:span><text:span text:style-name="T1"><draw:frame draw:style-name="fr21" draw:name="Объект198" text:anchor-type="as-char" svg:width="1.032cm" svg:height="0.503cm" draw:z-index="53"><draw:object-ole xlink:href="./Object 54" xlink:type="simple" xlink:show="embed" xlink:actuate="onLoad"/><draw:image xlink:href="./ObjectReplacements/Object 54" xlink:type="simple" xlink:show="embed" xlink:actuate="onLoad"/><svg:desc>OLE-объект</svg:desc></draw:frame></text:span><text:span text:style-name="T1">, </text:span><text:span text:style-name="T1"><draw:frame draw:style-name="fr40" draw:name="Объект199" text:anchor-type="as-char" svg:width="2.249cm" svg:height="0.554cm" draw:z-index="54"><draw:object-ole xlink:href="./Object 55" xlink:type="simple" xlink:show="embed" xlink:actuate="onLoad"/><draw:image xlink:href="./ObjectReplacements/Object 55" xlink:type="simple" xlink:show="embed" xlink:actuate="onLoad"/><svg:desc>OLE-объект</svg:desc></draw:frame></text:span></text:p>
        </text:list-item>
      </text:list>
      <text:p text:style-name="P3"/>
      <text:list xml:id="list38515915" text:continue-numbering="true" text:style-name="WW8Num23">
        <text:list-item>
          <text:p text:style-name="P26"><text:span text:style-name="T1">Спіраль Архімеда: <text:s text:c="3"/></text:span><text:span text:style-name="T1"><draw:frame draw:style-name="fr41" draw:name="Объект200" text:anchor-type="as-char" svg:width="1.93cm" svg:height="0.423cm" draw:z-index="55"><draw:object-ole xlink:href="./Object 56" xlink:type="simple" xlink:show="embed" xlink:actuate="onLoad"/><draw:image xlink:href="./ObjectReplacements/Object 56" xlink:type="simple" xlink:show="embed" xlink:actuate="onLoad"/><svg:desc>OLE-объект</svg:desc></draw:frame></text:span><text:span text:style-name="T1">, </text:span><text:span text:style-name="T1"><draw:frame draw:style-name="fr21" draw:name="Объект201" text:anchor-type="as-char" svg:width="1.032cm" svg:height="0.503cm" draw:z-index="56"><draw:object-ole xlink:href="./Object 57" xlink:type="simple" xlink:show="embed" xlink:actuate="onLoad"/><draw:image xlink:href="./ObjectReplacements/Object 57" xlink:type="simple" xlink:show="embed" xlink:actuate="onLoad"/><svg:desc>OLE-объект</svg:desc></draw:frame></text:span></text:p>
        </text:list-item>
      </text:list>
      <text:p text:style-name="Standard"><text:span text:style-name="T1"><text:tab/><text:tab/><text:tab/> <text:s text:c="5"/></text:span><text:span text:style-name="T1"><draw:frame draw:style-name="fr42" draw:name="Объект202" text:anchor-type="as-char" svg:width="1.93cm" svg:height="0.554cm" draw:z-index="57"><draw:object-ole xlink:href="./Object 58" xlink:type="simple" xlink:show="embed" xlink:actuate="onLoad"/><draw:image xlink:href="./ObjectReplacements/Object 58" xlink:type="simple" xlink:show="embed" xlink:actuate="onLoad"/><svg:desc>OLE-объект</svg:desc></draw:frame></text:span><text:span text:style-name="T1">, <text:s/></text:span><text:span text:style-name="T1"><draw:frame draw:style-name="fr43" draw:name="Объект203" text:anchor-type="as-char" svg:width="2.829cm" svg:height="1.085cm" draw:z-index="58"><draw:object-ole xlink:href="./Object 59" xlink:type="simple" xlink:show="embed" xlink:actuate="onLoad"/><draw:image xlink:href="./ObjectReplacements/Object 59" xlink:type="simple" xlink:show="embed" xlink:actuate="onLoad"/><svg:desc>OLE-объект</svg:desc></draw:frame></text:span></text:p>
      <text:list xml:id="list8530212837648251843" text:style-name="WW8Num9">
        <text:list-item>
          <text:p text:style-name="P27"><text:span text:style-name="T1">Параболічна спіраль: <text:s text:c="2"/></text:span><text:span text:style-name="T1"><draw:frame draw:style-name="fr44" draw:name="Объект204" text:anchor-type="as-char" svg:width="1.799cm" svg:height="0.635cm" draw:z-index="59"><draw:object-ole xlink:href="./Object 60" xlink:type="simple" xlink:show="embed" xlink:actuate="onLoad"/><draw:image xlink:href="./ObjectReplacements/Object 60" xlink:type="simple" xlink:show="embed" xlink:actuate="onLoad"/><svg:desc>OLE-объект</svg:desc></draw:frame></text:span><text:span text:style-name="T1">, </text:span><text:span text:style-name="T1"><draw:frame draw:style-name="fr21" draw:name="Объект205" text:anchor-type="as-char" svg:width="1.032cm" svg:height="0.503cm" draw:z-index="60"><draw:object-ole xlink:href="./Object 61" xlink:type="simple" xlink:show="embed" xlink:actuate="onLoad"/><draw:image xlink:href="./ObjectReplacements/Object 61" xlink:type="simple" xlink:show="embed" xlink:actuate="onLoad"/><svg:desc>OLE-объект</svg:desc></draw:frame></text:span><text:span text:style-name="T1">, </text:span><text:span text:style-name="T1"><draw:frame draw:style-name="fr33" draw:name="Объект206" text:anchor-type="as-char" svg:width="2.011cm" svg:height="0.554cm" draw:z-index="61"><draw:object-ole xlink:href="./Object 62" xlink:type="simple" xlink:show="embed" xlink:actuate="onLoad"/><draw:image xlink:href="./ObjectReplacements/Object 62" xlink:type="simple" xlink:show="embed" xlink:actuate="onLoad"/><svg:desc>OLE-объект</svg:desc></draw:frame></text:span><text:span text:style-name="T1">, </text:span><text:span text:style-name="T1"><draw:frame draw:style-name="fr45" draw:name="Объект207" text:anchor-type="as-char" svg:width="1.561cm" svg:height="0.554cm" draw:z-index="62"><draw:object-ole xlink:href="./Object 63" xlink:type="simple" xlink:show="embed" xlink:actuate="onLoad"/><draw:image xlink:href="./ObjectReplacements/Object 63" xlink:type="simple" xlink:show="embed" xlink:actuate="onLoad"/><svg:desc>OLE-объект</svg:desc></draw:frame></text:span></text:p>
        </text:list-item>
        <text:list-item>
          <text:p text:style-name="P27"><text:span text:style-name="T1">Логарифмічна спіраль: <text:s/></text:span><text:span text:style-name="T1"><draw:frame draw:style-name="fr46" draw:name="Объект208" text:anchor-type="as-char" svg:width="1.614cm" svg:height="0.554cm" draw:z-index="63"><draw:object-ole xlink:href="./Object 64" xlink:type="simple" xlink:show="embed" xlink:actuate="onLoad"/><draw:image xlink:href="./ObjectReplacements/Object 64" xlink:type="simple" xlink:show="embed" xlink:actuate="onLoad"/><svg:desc>OLE-объект</svg:desc></draw:frame></text:span><text:span text:style-name="T1">; якщо </text:span><text:span text:style-name="T1"><draw:frame draw:style-name="fr47" draw:name="Объект209" text:anchor-type="as-char" svg:width="1.191cm" svg:height="1.085cm" draw:z-index="64"><draw:object-ole xlink:href="./Object 65" xlink:type="simple" xlink:show="embed" xlink:actuate="onLoad"/><draw:image xlink:href="./ObjectReplacements/Object 65" xlink:type="simple" xlink:show="embed" xlink:actuate="onLoad"/><svg:desc>OLE-объект</svg:desc></draw:frame></text:span><text:span text:style-name="T1">, </text:span><text:span text:style-name="T1"><draw:frame draw:style-name="fr48" draw:name="Объект210" text:anchor-type="as-char" svg:width="0.979cm" svg:height="0.503cm" draw:z-index="65"><draw:object-ole xlink:href="./Object 66" xlink:type="simple" xlink:show="embed" xlink:actuate="onLoad"/><draw:image xlink:href="./ObjectReplacements/Object 66" xlink:type="simple" xlink:show="embed" xlink:actuate="onLoad"/><svg:desc>OLE-объект</svg:desc></draw:frame></text:span></text:p>
        </text:list-item>
      </text:list>
      <text:p text:style-name="Standard"><text:span text:style-name="T1"><text:tab/><text:tab/><text:tab/></text:span><text:span text:style-name="T1"><draw:frame draw:style-name="fr49" draw:name="Объект211" text:anchor-type="as-char" svg:width="1.588cm" svg:height="0.635cm" draw:z-index="66"><draw:object-ole xlink:href="./Object 67" xlink:type="simple" xlink:show="embed" xlink:actuate="onLoad"/><draw:image xlink:href="./ObjectReplacements/Object 67" xlink:type="simple" xlink:show="embed" xlink:actuate="onLoad"/><svg:desc>OLE-объект</svg:desc></draw:frame></text:span><text:span text:style-name="T1">, </text:span><text:span text:style-name="T1"><draw:frame draw:style-name="fr21" draw:name="Объект212" text:anchor-type="as-char" svg:width="1.032cm" svg:height="0.503cm" draw:z-index="67"><draw:object-ole xlink:href="./Object 68" xlink:type="simple" xlink:show="embed" xlink:actuate="onLoad"/><draw:image xlink:href="./ObjectReplacements/Object 68" xlink:type="simple" xlink:show="embed" xlink:actuate="onLoad"/><svg:desc>OLE-объект</svg:desc></draw:frame></text:span><text:span text:style-name="T1">, </text:span><text:span text:style-name="T1"><draw:frame draw:style-name="fr33" draw:name="Объект213" text:anchor-type="as-char" svg:width="2.011cm" svg:height="0.554cm" draw:z-index="68"><draw:object-ole xlink:href="./Object 69" xlink:type="simple" xlink:show="embed" xlink:actuate="onLoad"/><draw:image xlink:href="./ObjectReplacements/Object 69" xlink:type="simple" xlink:show="embed" xlink:actuate="onLoad"/><svg:desc>OLE-объект</svg:desc></draw:frame></text:span><text:span text:style-name="T1">, </text:span><text:span text:style-name="T1"><draw:frame draw:style-name="fr45" draw:name="Объект214" text:anchor-type="as-char" svg:width="1.561cm" svg:height="0.554cm" draw:z-index="69"><draw:object-ole xlink:href="./Object 70" xlink:type="simple" xlink:show="embed" xlink:actuate="onLoad"/><draw:image xlink:href="./ObjectReplacements/Object 70" xlink:type="simple" xlink:show="embed" xlink:actuate="onLoad"/><svg:desc>OLE-объект</svg:desc></draw:frame></text:span></text:p>
      <text:list xml:id="list4611707753167607557" text:style-name="WW8Num5">
        <text:list-item>
          <text:p text:style-name="P18"><text:span text:style-name="T1">Циклоїда:</text:span><text:span text:style-name="T1"><draw:frame draw:style-name="fr50" draw:name="Объект215" text:anchor-type="as-char" svg:width="2.646cm" svg:height="0.609cm" draw:z-index="70"><draw:object-ole xlink:href="./Object 71" xlink:type="simple" xlink:show="embed" xlink:actuate="onLoad"/><draw:image xlink:href="./ObjectReplacements/Object 71" xlink:type="simple" xlink:show="embed" xlink:actuate="onLoad"/><svg:desc>OLE-объект</svg:desc></draw:frame></text:span><text:span text:style-name="T1">,</text:span><text:span text:style-name="T1"><draw:frame draw:style-name="fr51" draw:name="Объект216" text:anchor-type="as-char" svg:width="2.618cm" svg:height="0.609cm" draw:z-index="71"><draw:object-ole xlink:href="./Object 72" xlink:type="simple" xlink:show="embed" xlink:actuate="onLoad"/><draw:image xlink:href="./ObjectReplacements/Object 72" xlink:type="simple" xlink:show="embed" xlink:actuate="onLoad"/><svg:desc>OLE-объект</svg:desc></draw:frame></text:span><text:span text:style-name="T1"> <text:s text:c="3"/></text:span></text:p>
        </text:list-item>
      </text:list>
      <text:p text:style-name="P14"><text:span text:style-name="T5"><text:tab/></text:span> <text:s text:c="6"/><text:span text:style-name="T1">розглянути випадки:</text:span></text:p>
      <text:p text:style-name="Standard"><text:span text:style-name="T1"><text:s/><text:tab/></text:span> <text:s text:c="6"/><text:span text:style-name="T1"><draw:frame draw:style-name="fr52" draw:name="Объект217" text:anchor-type="as-char" svg:width="1.164cm" svg:height="0.609cm" draw:z-index="72"><draw:object-ole xlink:href="./Object 73" xlink:type="simple" xlink:show="embed" xlink:actuate="onLoad"/><draw:image xlink:href="./ObjectReplacements/Object 73" xlink:type="simple" xlink:show="embed" xlink:actuate="onLoad"/><svg:desc>OLE-объект</svg:desc></draw:frame></text:span><text:span text:style-name="T1">- скорочена циклоїда</text:span></text:p>
      <text:p text:style-name="Standard"><text:span text:style-name="T1"><text:tab/></text:span> <text:s text:c="6"/><text:span text:style-name="T1"><draw:frame draw:style-name="fr52" draw:name="Объект218" text:anchor-type="as-char" svg:width="1.164cm" svg:height="0.609cm" draw:z-index="73"><draw:object-ole xlink:href="./Object 74" xlink:type="simple" xlink:show="embed" xlink:actuate="onLoad"/><draw:image xlink:href="./ObjectReplacements/Object 74" xlink:type="simple" xlink:show="embed" xlink:actuate="onLoad"/><svg:desc>OLE-объект</svg:desc></draw:frame></text:span><text:span text:style-name="T1">- звичайна циклоїда</text:span></text:p>
      <text:p text:style-name="P28"><text:span text:style-name="T1"><text:tab/></text:span><text:span text:style-name="T5"> <text:s text:c="6"/></text:span><text:span text:style-name="T1"><draw:frame draw:style-name="fr52" draw:name="Объект219" text:anchor-type="as-char" svg:width="1.164cm" svg:height="0.609cm" draw:z-index="74"><draw:object-ole xlink:href="./Object 75" xlink:type="simple" xlink:show="embed" xlink:actuate="onLoad"/><draw:image xlink:href="./ObjectReplacements/Object 75" xlink:type="simple" xlink:show="embed" xlink:actuate="onLoad"/><svg:desc>OLE-объект</svg:desc></draw:frame></text:span><text:span text:style-name="T1">- подовжена циклоїда</text:span></text:p>
      <text:p text:style-name="Standard"><text:span text:style-name="T1"><text:tab/></text:span><text:span text:style-name="T5"> <text:s text:c="6"/></text:span><text:span text:style-name="T1"><draw:frame draw:style-name="fr52" draw:name="Объект220" text:anchor-type="as-char" svg:width="1.164cm" svg:height="0.609cm" draw:z-index="75"><draw:object-ole xlink:href="./Object 76" xlink:type="simple" xlink:show="embed" xlink:actuate="onLoad"/><draw:image xlink:href="./ObjectReplacements/Object 76" xlink:type="simple" xlink:show="embed" xlink:actuate="onLoad"/><svg:desc>OLE-объект</svg:desc></draw:frame></text:span><text:span text:style-name="T1">, </text:span><text:span text:style-name="T1"><draw:frame draw:style-name="fr21" draw:name="Объект221" text:anchor-type="as-char" svg:width="1.032cm" svg:height="0.503cm" draw:z-index="76"><draw:object-ole xlink:href="./Object 77" xlink:type="simple" xlink:show="embed" xlink:actuate="onLoad"/><draw:image xlink:href="./ObjectReplacements/Object 77" xlink:type="simple" xlink:show="embed" xlink:actuate="onLoad"/><svg:desc>OLE-объект</svg:desc></draw:frame></text:span><text:span text:style-name="T1">, </text:span><text:span text:style-name="T1"><draw:frame draw:style-name="fr40" draw:name="Объект222" text:anchor-type="as-char" svg:width="2.249cm" svg:height="0.554cm" draw:z-index="77"><draw:object-ole xlink:href="./Object 78" xlink:type="simple" xlink:show="embed" xlink:actuate="onLoad"/><draw:image xlink:href="./ObjectReplacements/Object 78" xlink:type="simple" xlink:show="embed" xlink:actuate="onLoad"/><svg:desc>OLE-объект</svg:desc></draw:frame></text:span></text:p>
      <text:list xml:id="list38496294" text:continue-numbering="true" text:style-name="WW8Num5">
        <text:list-item>
          <text:p text:style-name="P18"><text:span text:style-name="T1">Епіциклоїда: <text:s/></text:span><text:span text:style-name="T1"><draw:frame draw:style-name="fr53" draw:name="Объект223" text:anchor-type="as-char" svg:width="6.003cm" svg:height="0.554cm" draw:z-index="78"><draw:object-ole xlink:href="./Object 79" xlink:type="simple" xlink:show="embed" xlink:actuate="onLoad"/><draw:image xlink:href="./ObjectReplacements/Object 79" xlink:type="simple" xlink:show="embed" xlink:actuate="onLoad"/><svg:desc>OLE-объект</svg:desc></draw:frame></text:span></text:p>
        </text:list-item>
      </text:list>
      <text:p text:style-name="P14"><text:span text:style-name="T1"><text:tab/><text:tab/> <text:s text:c="7"/></text:span><draw:frame draw:style-name="fr54" draw:name="Объект224" text:anchor-type="as-char" svg:width="5.897cm" svg:height="0.554cm" draw:z-index="79"><draw:object-ole xlink:href="./Object 80" xlink:type="simple" xlink:show="embed" xlink:actuate="onLoad"/><draw:image xlink:href="./ObjectReplacements/Object 80" xlink:type="simple" xlink:show="embed" xlink:actuate="onLoad"/><svg:desc>OLE-объект</svg:desc></draw:frame><text:span text:style-name="T1">, </text:span><text:span text:style-name="T1"><draw:frame draw:style-name="fr21" draw:name="Объект225" text:anchor-type="as-char" svg:width="1.032cm" svg:height="0.503cm" draw:z-index="80"><draw:object-ole xlink:href="./Object 81" xlink:type="simple" xlink:show="embed" xlink:actuate="onLoad"/><draw:image xlink:href="./ObjectReplacements/Object 81" xlink:type="simple" xlink:show="embed" xlink:actuate="onLoad"/><svg:desc>OLE-объект</svg:desc></draw:frame></text:span><text:span text:style-name="T1">, </text:span><text:span text:style-name="T1"><draw:frame draw:style-name="fr48" draw:name="Объект226" text:anchor-type="as-char" svg:width="0.979cm" svg:height="0.503cm" draw:z-index="81"><draw:object-ole xlink:href="./Object 82" xlink:type="simple" xlink:show="embed" xlink:actuate="onLoad"/><draw:image xlink:href="./ObjectReplacements/Object 82" xlink:type="simple" xlink:show="embed" xlink:actuate="onLoad"/><svg:desc>OLE-объект</svg:desc></draw:frame></text:span></text:p>
      <text:p text:style-name="P42"><text:span text:style-name="T1"><text:s text:c="6"/></text:span><text:s/><text:span text:style-name="T1">Розглянути випадки: <text:tab/></text:span></text:p>
      <text:list xml:id="list3496329579243438227" text:style-name="WW8Num4">
        <text:list-item>
          <text:p text:style-name="P43"><text:s/><text:span text:style-name="T1">якщо </text:span><text:span text:style-name="T1"><draw:frame draw:style-name="fr55" draw:name="Объект227" text:anchor-type="as-char" svg:width="0.423cm" svg:height="1.085cm" draw:z-index="82"><draw:object-ole xlink:href="./Object 83" xlink:type="simple" xlink:show="embed" xlink:actuate="onLoad"/><draw:image xlink:href="./ObjectReplacements/Object 83" xlink:type="simple" xlink:show="embed" xlink:actuate="onLoad"/><svg:desc>OLE-объект</svg:desc></draw:frame></text:span><text:span text:style-name="T1">- ціле додатне число і </text:span><text:span text:style-name="T1"><draw:frame draw:style-name="fr56" draw:name="Объект228" text:anchor-type="as-char" svg:width="1.72cm" svg:height="0.554cm" draw:z-index="83"><draw:object-ole xlink:href="./Object 84" xlink:type="simple" xlink:show="embed" xlink:actuate="onLoad"/><draw:image xlink:href="./ObjectReplacements/Object 84" xlink:type="simple" xlink:show="embed" xlink:actuate="onLoad"/><svg:desc>OLE-объект</svg:desc></draw:frame></text:span></text:p>
        </text:list-item>
      </text:list>
      <text:list xml:id="list932051235587168066" text:style-name="L1">
        <text:list-item>
          <text:p text:style-name="P44"><text:span text:style-name="T1">якщо </text:span><text:span text:style-name="T1"><draw:frame draw:style-name="fr57" draw:name="Объект229" text:anchor-type="as-char" svg:width="0.344cm" svg:height="0.397cm" draw:z-index="84"><draw:object-ole xlink:href="./Object 85" xlink:type="simple" xlink:show="embed" xlink:actuate="onLoad"/><draw:image xlink:href="./ObjectReplacements/Object 85" xlink:type="simple" xlink:show="embed" xlink:actuate="onLoad"/><svg:desc>OLE-объект</svg:desc></draw:frame></text:span><text:span text:style-name="T1"> та </text:span><text:span text:style-name="T1"><draw:frame draw:style-name="fr58" draw:name="Объект230" text:anchor-type="as-char" svg:width="0.344cm" svg:height="0.503cm" draw:z-index="85"><draw:object-ole xlink:href="./Object 86" xlink:type="simple" xlink:show="embed" xlink:actuate="onLoad"/><draw:image xlink:href="./ObjectReplacements/Object 86" xlink:type="simple" xlink:show="embed" xlink:actuate="onLoad"/><svg:desc>OLE-объект</svg:desc></draw:frame></text:span><text:span text:style-name="T1"> - цілі додатні взаємо прості числа і </text:span><text:span text:style-name="T1"><draw:frame draw:style-name="fr25" draw:name="Объект231" text:anchor-type="as-char" svg:width="1.905cm" svg:height="0.554cm" draw:z-index="86"><draw:object-ole xlink:href="./Object 87" xlink:type="simple" xlink:show="embed" xlink:actuate="onLoad"/><draw:image xlink:href="./ObjectReplacements/Object 87" xlink:type="simple" xlink:show="embed" xlink:actuate="onLoad"/><svg:desc>OLE-объект</svg:desc></draw:frame></text:span></text:p>
        </text:list-item>
      </text:list>
      <text:list xml:id="list38498341" text:continue-list="list38496294" text:style-name="WW8Num5">
        <text:list-item>
          <text:p text:style-name="P29"><text:span text:style-name="T1">Гіпоциклоїда: </text:span><text:span text:style-name="T1"><draw:frame draw:style-name="fr59" draw:name="Объект232" text:anchor-type="as-char" svg:width="5.318cm" svg:height="1.085cm" draw:z-index="87"><draw:object-ole xlink:href="./Object 88" xlink:type="simple" xlink:show="embed" xlink:actuate="onLoad"/><draw:image xlink:href="./ObjectReplacements/Object 88" xlink:type="simple" xlink:show="embed" xlink:actuate="onLoad"/><svg:desc>OLE-объект</svg:desc></draw:frame></text:span><text:span text:style-name="T1">;</text:span></text:p>
        </text:list-item>
      </text:list>
      <text:p text:style-name="P36"><text:span text:style-name="T5"><text:s text:c="7"/></text:span><text:span text:style-name="T1"><draw:frame draw:style-name="fr60" draw:name="Объект233" text:anchor-type="as-char" svg:width="5.479cm" svg:height="1.085cm" draw:z-index="88"><draw:object-ole xlink:href="./Object 89" xlink:type="simple" xlink:show="embed" xlink:actuate="onLoad"/><draw:image xlink:href="./ObjectReplacements/Object 89" xlink:type="simple" xlink:show="embed" xlink:actuate="onLoad"/><svg:desc>OLE-объект</svg:desc></draw:frame></text:span><text:span text:style-name="T1">, <text:s/></text:span><text:span text:style-name="T1"><draw:frame draw:style-name="fr21" draw:name="Объект234" text:anchor-type="as-char" svg:width="1.032cm" svg:height="0.503cm" draw:z-index="89"><draw:object-ole xlink:href="./Object 90" xlink:type="simple" xlink:show="embed" xlink:actuate="onLoad"/><draw:image xlink:href="./ObjectReplacements/Object 90" xlink:type="simple" xlink:show="embed" xlink:actuate="onLoad"/><svg:desc>OLE-объект</svg:desc></draw:frame></text:span><text:span text:style-name="T1">, </text:span><text:span text:style-name="T1"><draw:frame draw:style-name="fr48" draw:name="Объект235" text:anchor-type="as-char" svg:width="0.979cm" svg:height="0.503cm" draw:z-index="90"><draw:object-ole xlink:href="./Object 91" xlink:type="simple" xlink:show="embed" xlink:actuate="onLoad"/><draw:image xlink:href="./ObjectReplacements/Object 91" xlink:type="simple" xlink:show="embed" xlink:actuate="onLoad"/><svg:desc>OLE-объект</svg:desc></draw:frame></text:span></text:p>
      <text:p text:style-name="Standard"><text:span text:style-name="T1"><text:s text:c="6"/><text:tab/></text:span> <text:s text:c="6"/><text:span text:style-name="T1">Розглянути ті ж самі випадки, що й у варіанті 17.</text:span></text:p>
      <text:list xml:id="list38524311" text:continue-numbering="true" text:style-name="WW8Num5">
        <text:list-item>
          <text:p text:style-name="P29"><text:span text:style-name="T1">Трисектриса: <text:s/></text:span><text:span text:style-name="T1"><draw:frame draw:style-name="fr61" draw:name="Объект236" text:anchor-type="as-char" svg:width="3.888cm" svg:height="1.164cm" draw:z-index="91"><draw:object-ole xlink:href="./Object 92" xlink:type="simple" xlink:show="embed" xlink:actuate="onLoad"/><draw:image xlink:href="./ObjectReplacements/Object 92" xlink:type="simple" xlink:show="embed" xlink:actuate="onLoad"/><svg:desc>OLE-объект</svg:desc></draw:frame></text:span><text:span text:style-name="T1">, </text:span><text:span text:style-name="T1"><draw:frame draw:style-name="fr21" draw:name="Объект237" text:anchor-type="as-char" svg:width="1.032cm" svg:height="0.503cm" draw:z-index="92"><draw:object-ole xlink:href="./Object 93" xlink:type="simple" xlink:show="embed" xlink:actuate="onLoad"/><draw:image xlink:href="./ObjectReplacements/Object 93" xlink:type="simple" xlink:show="embed" xlink:actuate="onLoad"/><svg:desc>OLE-объект</svg:desc></draw:frame></text:span><text:span text:style-name="T1">, </text:span><text:span text:style-name="T1"><draw:frame draw:style-name="fr32" draw:name="Объект238" text:anchor-type="as-char" svg:width="1.773cm" svg:height="0.554cm" draw:z-index="93"><draw:object-ole xlink:href="./Object 94" xlink:type="simple" xlink:show="embed" xlink:actuate="onLoad"/><draw:image xlink:href="./ObjectReplacements/Object 94" xlink:type="simple" xlink:show="embed" xlink:actuate="onLoad"/><svg:desc>OLE-объект</svg:desc></draw:frame></text:span></text:p>
        </text:list-item>
        <text:list-item>
          <text:p text:style-name="P29"><text:span text:style-name="T1">Трактриса: </text:span><text:span text:style-name="T1"><draw:frame draw:style-name="fr62" draw:name="Объект239" text:anchor-type="as-char" svg:width="3.519cm" svg:height="1.085cm" draw:z-index="94"><draw:object-ole xlink:href="./Object 95" xlink:type="simple" xlink:show="embed" xlink:actuate="onLoad"/><draw:image xlink:href="./ObjectReplacements/Object 95" xlink:type="simple" xlink:show="embed" xlink:actuate="onLoad"/><svg:desc>OLE-объект</svg:desc></draw:frame></text:span><text:span text:style-name="T1">, </text:span><text:span text:style-name="T1"><draw:frame draw:style-name="fr63" draw:name="Объект240" text:anchor-type="as-char" svg:width="1.799cm" svg:height="0.554cm" draw:z-index="95"><draw:object-ole xlink:href="./Object 96" xlink:type="simple" xlink:show="embed" xlink:actuate="onLoad"/><draw:image xlink:href="./ObjectReplacements/Object 96" xlink:type="simple" xlink:show="embed" xlink:actuate="onLoad"/><svg:desc>OLE-объект</svg:desc></draw:frame></text:span><text:span text:style-name="T1">, </text:span><text:span text:style-name="T1"><draw:frame draw:style-name="fr21" draw:name="Объект241" text:anchor-type="as-char" svg:width="1.032cm" svg:height="0.503cm" draw:z-index="96"><draw:object-ole xlink:href="./Object 97" xlink:type="simple" xlink:show="embed" xlink:actuate="onLoad"/><draw:image xlink:href="./ObjectReplacements/Object 97" xlink:type="simple" xlink:show="embed" xlink:actuate="onLoad"/><svg:desc>OLE-объект</svg:desc></draw:frame></text:span><text:span text:style-name="T1">, </text:span><text:span text:style-name="T1"><draw:frame draw:style-name="fr64" draw:name="Объект242" text:anchor-type="as-char" svg:width="3.387cm" svg:height="1.085cm" draw:z-index="97"><draw:object-ole xlink:href="./Object 98" xlink:type="simple" xlink:show="embed" xlink:actuate="onLoad"/><draw:image xlink:href="./ObjectReplacements/Object 98" xlink:type="simple" xlink:show="embed" xlink:actuate="onLoad"/><svg:desc>OLE-объект</svg:desc></draw:frame></text:span></text:p>
        </text:list-item>
        <text:list-item>
          <text:p text:style-name="P18"><text:span text:style-name="T1">Спірограф: Дано натуральні числа </text:span><text:span text:style-name="T1"><draw:frame draw:style-name="fr30" draw:name="Объект243" text:anchor-type="as-char" svg:width="3.413cm" svg:height="0.554cm" draw:z-index="98"><draw:object-ole xlink:href="./Object 99" xlink:type="simple" xlink:show="embed" xlink:actuate="onLoad"/><draw:image xlink:href="./ObjectReplacements/Object 99" xlink:type="simple" xlink:show="embed" xlink:actuate="onLoad"/><svg:desc>OLE-объект</svg:desc></draw:frame></text:span><text:span text:style-name="T1">. Намалювати на екрані криву, параметрична форма якої має вигляд: <text:s text:c="11"/></text:span><text:span text:style-name="T1"><draw:frame draw:style-name="fr65" draw:name="Объект244" text:anchor-type="as-char" svg:width="4.524cm" svg:height="0.554cm" draw:z-index="99"><draw:object-ole xlink:href="./Object 100" xlink:type="simple" xlink:show="embed" xlink:actuate="onLoad"/><draw:image xlink:href="./ObjectReplacements/Object 100" xlink:type="simple" xlink:show="embed" xlink:actuate="onLoad"/><svg:desc>OLE-объект</svg:desc></draw:frame></text:span></text:p>
        </text:list-item>
      </text:list>
      <text:p text:style-name="P45"><text:span text:style-name="T1"><text:tab/> <text:s/><text:tab/><text:tab/> <text:s text:c="7"/><text:tab/></text:span><text:span text:style-name="T1"><draw:frame draw:style-name="fr66" draw:name="Объект245" text:anchor-type="as-char" svg:width="4.415cm" svg:height="0.554cm" draw:z-index="100"><draw:object-ole xlink:href="./Object 101" xlink:type="simple" xlink:show="embed" xlink:actuate="onLoad"/><draw:image xlink:href="./ObjectReplacements/Object 101" xlink:type="simple" xlink:show="embed" xlink:actuate="onLoad"/><svg:desc>OLE-объект</svg:desc></draw:frame></text:span></text:p>
      <text:p text:style-name="P46"><text:span text:style-name="T1">де </text:span><text:span text:style-name="T1"><draw:frame draw:style-name="fr67" draw:name="Объект246" text:anchor-type="as-char" svg:width="1.614cm" svg:height="1.085cm" draw:z-index="101"><draw:object-ole xlink:href="./Object 102" xlink:type="simple" xlink:show="embed" xlink:actuate="onLoad"/><draw:image xlink:href="./ObjectReplacements/Object 102" xlink:type="simple" xlink:show="embed" xlink:actuate="onLoad"/><svg:desc>OLE-объект</svg:desc></draw:frame></text:span><text:span text:style-name="T1">. Кут </text:span><text:span text:style-name="T6">t</text:span><text:span text:style-name="T1"> змінюється від 0 до </text:span><text:span text:style-name="T1"><draw:frame draw:style-name="fr68" draw:name="Объект247" text:anchor-type="as-char" svg:width="0.767cm" svg:height="0.503cm" draw:z-index="102"><draw:object-ole xlink:href="./Object 103" xlink:type="simple" xlink:show="embed" xlink:actuate="onLoad"/><draw:image xlink:href="./ObjectReplacements/Object 103" xlink:type="simple" xlink:show="embed" xlink:actuate="onLoad"/><svg:desc>OLE-объект</svg:desc></draw:frame></text:span><text:span text:style-name="T1">, </text:span><text:span text:style-name="T6">n</text:span><text:span text:style-name="T2"> </text:span><text:span text:style-name="T1">дорівнює, </text:span><text:span text:style-name="T6">B</text:span><text:span text:style-name="T2"> </text:span><text:span text:style-name="T1">розділене на найбільший спільний дільник </text:span><text:span text:style-name="T6">B</text:span><text:span text:style-name="T2"> </text:span><text:span text:style-name="T1">та </text:span><text:span text:style-name="T6">A</text:span><text:span text:style-name="T1">.</text:span></text:p>
      <text:list xml:id="list7997911779279891381" text:style-name="WW8Num7">
        <text:list-item>
          <text:p text:style-name="P30"><text:span text:style-name="T1">Синус гіперболічний: <text:s text:c="9"/></text:span><text:span text:style-name="T1"><draw:frame draw:style-name="fr69" draw:name="Объект248" text:anchor-type="as-char" svg:width="3.281cm" svg:height="1.164cm" draw:z-index="103"><draw:object-ole xlink:href="./Object 104" xlink:type="simple" xlink:show="embed" xlink:actuate="onLoad"/><draw:image xlink:href="./ObjectReplacements/Object 104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pan text:style-name="T1">Косинус гіперболічний: <text:s text:c="5"/></text:span><text:span text:style-name="T1"><draw:frame draw:style-name="fr70" draw:name="Объект249" text:anchor-type="as-char" svg:width="3.306cm" svg:height="1.164cm" draw:z-index="104"><draw:object-ole xlink:href="./Object 105" xlink:type="simple" xlink:show="embed" xlink:actuate="onLoad"/><draw:image xlink:href="./ObjectReplacements/Object 105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pan text:style-name="T1">Арктангенс: <text:tab/></text:span><text:span text:style-name="T1"><draw:frame draw:style-name="fr71" draw:name="Объект250" text:anchor-type="as-char" svg:width="1.905cm" svg:height="0.503cm" draw:z-index="105"><draw:object-ole xlink:href="./Object 106" xlink:type="simple" xlink:show="embed" xlink:actuate="onLoad"/><draw:image xlink:href="./ObjectReplacements/Object 106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pan text:style-name="T1">Еліпс:</text:span><text:span text:style-name="T5"> </text:span><text:span text:style-name="T1"><draw:frame draw:style-name="fr72" draw:name="Объект251" text:anchor-type="as-char" svg:width="1.879cm" svg:height="0.609cm" draw:z-index="106"><draw:object-ole xlink:href="./Object 107" xlink:type="simple" xlink:show="embed" xlink:actuate="onLoad"/><draw:image xlink:href="./ObjectReplacements/Object 107" xlink:type="simple" xlink:show="embed" xlink:actuate="onLoad"/><svg:desc>OLE-объект</svg:desc></draw:frame></text:span><text:span text:style-name="T1">,</text:span><text:span text:style-name="T5"> </text:span><text:span text:style-name="T1"><draw:frame draw:style-name="fr73" draw:name="Объект252" text:anchor-type="as-char" svg:width="2.196cm" svg:height="0.609cm" draw:z-index="107"><draw:object-ole xlink:href="./Object 108" xlink:type="simple" xlink:show="embed" xlink:actuate="onLoad"/><draw:image xlink:href="./ObjectReplacements/Object 108" xlink:type="simple" xlink:show="embed" xlink:actuate="onLoad"/><svg:desc>OLE-объект</svg:desc></draw:frame></text:span><text:span text:style-name="T5">, </text:span><text:span text:style-name="T1"><text:tab/></text:span><text:span text:style-name="T1"><draw:frame draw:style-name="fr74" draw:name="Объект253" text:anchor-type="as-char" svg:width="1.905cm" svg:height="0.609cm" draw:z-index="108"><draw:object-ole xlink:href="./Object 109" xlink:type="simple" xlink:show="embed" xlink:actuate="onLoad"/><draw:image xlink:href="./ObjectReplacements/Object 109" xlink:type="simple" xlink:show="embed" xlink:actuate="onLoad"/><svg:desc>OLE-объект</svg:desc></draw:frame></text:span><text:span text:style-name="T1">, </text:span><text:span text:style-name="T1"><draw:frame draw:style-name="fr32" draw:name="Объект254" text:anchor-type="as-char" svg:width="1.773cm" svg:height="0.554cm" draw:z-index="109"><draw:object-ole xlink:href="./Object 110" xlink:type="simple" xlink:show="embed" xlink:actuate="onLoad"/><draw:image xlink:href="./ObjectReplacements/Object 110" xlink:type="simple" xlink:show="embed" xlink:actuate="onLoad"/><svg:desc>OLE-объект</svg:desc></draw:frame></text:span></text:p>
        </text:list-item>
        <text:list-item>
          <text:p text:style-name="P30"><text:span text:style-name="T1">Синус: <text:tab/></text:span><text:span text:style-name="T1"><draw:frame draw:style-name="fr75" draw:name="Объект255" text:anchor-type="as-char" svg:width="1.693cm" svg:height="0.554cm" draw:z-index="110"><draw:object-ole xlink:href="./Object 111" xlink:type="simple" xlink:show="embed" xlink:actuate="onLoad"/><draw:image xlink:href="./ObjectReplacements/Object 111" xlink:type="simple" xlink:show="embed" xlink:actuate="onLoad"/><svg:desc>OLE-объект</svg:desc></draw:frame></text:span><text:span text:style-name="T1"> </text:span><text:span text:style-name="T1"><draw:frame draw:style-name="fr40" draw:name="Объект256" text:anchor-type="as-char" svg:width="2.249cm" svg:height="0.554cm" draw:z-index="111"><draw:object-ole xlink:href="./Object 112" xlink:type="simple" xlink:show="embed" xlink:actuate="onLoad"/><draw:image xlink:href="./ObjectReplacements/Object 112" xlink:type="simple" xlink:show="embed" xlink:actuate="onLoad"/><svg:desc>OLE-объект</svg:desc></draw:frame></text:span><text:span text:style-name="T1">, </text:span><text:span text:style-name="T1"><draw:frame draw:style-name="fr45" draw:name="Объект257" text:anchor-type="as-char" svg:width="1.561cm" svg:height="0.554cm" draw:z-index="112"><draw:object-ole xlink:href="./Object 113" xlink:type="simple" xlink:show="embed" xlink:actuate="onLoad"/><draw:image xlink:href="./ObjectReplacements/Object 113" xlink:type="simple" xlink:show="embed" xlink:actuate="onLoad"/><svg:desc>OLE-объект</svg:desc></draw:frame></text:span></text:p>
        </text:list-item>
        <text:list-item>
          <text:p text:style-name="P30"><text:span text:style-name="T1">Тангенс: <text:s text:c="3"/></text:span><text:span text:style-name="T1"><draw:frame draw:style-name="fr76" draw:name="Объект258" text:anchor-type="as-char" svg:width="1.349cm" svg:height="0.503cm" draw:z-index="113"><draw:object-ole xlink:href="./Object 114" xlink:type="simple" xlink:show="embed" xlink:actuate="onLoad"/><draw:image xlink:href="./ObjectReplacements/Object 114" xlink:type="simple" xlink:show="embed" xlink:actuate="onLoad"/><svg:desc>OLE-объект</svg:desc></draw:frame></text:span><text:span text:style-name="T1">, <text:s text:c="2"/></text:span><text:span text:style-name="T1"><draw:frame draw:style-name="fr77" draw:name="Объект259" text:anchor-type="as-char" svg:width="2.249cm" svg:height="1.085cm" draw:z-index="114"><draw:object-ole xlink:href="./Object 115" xlink:type="simple" xlink:show="embed" xlink:actuate="onLoad"/><draw:image xlink:href="./ObjectReplacements/Object 115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oft-page-break/><text:span text:style-name="T1">Натуральний логарифм: <text:s text:c="2"/></text:span><text:span text:style-name="T1"><draw:frame draw:style-name="fr78" draw:name="Объект260" text:anchor-type="as-char" svg:width="1.453cm" svg:height="0.554cm" draw:z-index="115"><draw:object-ole xlink:href="./Object 116" xlink:type="simple" xlink:show="embed" xlink:actuate="onLoad"/><draw:image xlink:href="./ObjectReplacements/Object 116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pan text:style-name="T1">Експонента: <text:s text:c="3"/></text:span><text:span text:style-name="T1"><draw:frame draw:style-name="fr79" draw:name="Объект261" text:anchor-type="as-char" svg:width="1.164cm" svg:height="0.635cm" draw:z-index="116"><draw:object-ole xlink:href="./Object 117" xlink:type="simple" xlink:show="embed" xlink:actuate="onLoad"/><draw:image xlink:href="./ObjectReplacements/Object 117" xlink:type="simple" xlink:show="embed" xlink:actuate="onLoad"/><svg:desc>OLE-объект</svg:desc></draw:frame></text:span><text:span text:style-name="T1">.</text:span></text:p>
        </text:list-item>
        <text:list-item>
          <text:p text:style-name="P30"><text:span text:style-name="T1">Модуль косинуса: <text:s text:c="2"/></text:span><text:span text:style-name="T1"><draw:frame draw:style-name="fr80" draw:name="Объект262" text:anchor-type="as-char" svg:width="1.773cm" svg:height="0.714cm" draw:z-index="117"><draw:object-ole xlink:href="./Object 118" xlink:type="simple" xlink:show="embed" xlink:actuate="onLoad"/><draw:image xlink:href="./ObjectReplacements/Object 118" xlink:type="simple" xlink:show="embed" xlink:actuate="onLoad"/><svg:desc>OLE-объект</svg:desc></draw:frame></text:span><text:span text:style-name="T1">, </text:span><text:span text:style-name="T1"><draw:frame draw:style-name="fr40" draw:name="Объект263" text:anchor-type="as-char" svg:width="2.249cm" svg:height="0.554cm" draw:z-index="118"><draw:object-ole xlink:href="./Object 119" xlink:type="simple" xlink:show="embed" xlink:actuate="onLoad"/><draw:image xlink:href="./ObjectReplacements/Object 119" xlink:type="simple" xlink:show="embed" xlink:actuate="onLoad"/><svg:desc>OLE-объект</svg:desc></draw:frame></text:span><text:span text:style-name="T1">, </text:span><text:span text:style-name="T1"><draw:frame draw:style-name="fr45" draw:name="Объект264" text:anchor-type="as-char" svg:width="1.561cm" svg:height="0.554cm" draw:z-index="119"><draw:object-ole xlink:href="./Object 120" xlink:type="simple" xlink:show="embed" xlink:actuate="onLoad"/><draw:image xlink:href="./ObjectReplacements/Object 120" xlink:type="simple" xlink:show="embed" xlink:actuate="onLoad"/><svg:desc>OLE-объект</svg:desc></draw:frame></text:span><text:span text:style-name="T1">.</text:span></text:p>
        </text:list-item>
        <text:list-item>
          <text:p text:style-name="P19"><text:span text:style-name="T1">Овали Касіні: геометричне місце точок, для яких добуток відстаней до точок </text:span><text:span text:style-name="T1"><draw:frame draw:style-name="fr81" draw:name="Объект265" text:anchor-type="as-char" svg:width="1.191cm" svg:height="0.554cm" draw:z-index="120"><draw:object-ole xlink:href="./Object 121" xlink:type="simple" xlink:show="embed" xlink:actuate="onLoad"/><draw:image xlink:href="./ObjectReplacements/Object 121" xlink:type="simple" xlink:show="embed" xlink:actuate="onLoad"/><svg:desc>OLE-объект</svg:desc></draw:frame></text:span><text:span text:style-name="T1"> та </text:span><text:span text:style-name="T1"><draw:frame draw:style-name="fr82" draw:name="Объект266" text:anchor-type="as-char" svg:width="0.953cm" svg:height="0.554cm" draw:z-index="121"><draw:object-ole xlink:href="./Object 122" xlink:type="simple" xlink:show="embed" xlink:actuate="onLoad"/><draw:image xlink:href="./ObjectReplacements/Object 122" xlink:type="simple" xlink:show="embed" xlink:actuate="onLoad"/><svg:desc>OLE-объект</svg:desc></draw:frame></text:span><text:span text:style-name="T1"> дорівнює </text:span><text:span text:style-name="T1"><draw:frame draw:style-name="fr83" draw:name="Объект267" text:anchor-type="as-char" svg:width="0.503cm" svg:height="0.554cm" draw:z-index="122"><draw:object-ole xlink:href="./Object 123" xlink:type="simple" xlink:show="embed" xlink:actuate="onLoad"/><draw:image xlink:href="./ObjectReplacements/Object 123" xlink:type="simple" xlink:show="embed" xlink:actuate="onLoad"/><svg:desc>OLE-объект</svg:desc></draw:frame></text:span><text:span text:style-name="T1">.</text:span></text:p>
        </text:list-item>
      </text:list>
      <text:p text:style-name="P41"><text:span text:style-name="T1"><draw:frame draw:style-name="fr84" draw:name="Объект268" text:anchor-type="as-char" svg:width="6.849cm" svg:height="0.767cm" draw:z-index="123"><draw:object-ole xlink:href="./Object 124" xlink:type="simple" xlink:show="embed" xlink:actuate="onLoad"/><draw:image xlink:href="./ObjectReplacements/Object 124" xlink:type="simple" xlink:show="embed" xlink:actuate="onLoad"/><svg:desc>OLE-объект</svg:desc></draw:frame></text:span><text:span text:style-name="T1">, </text:span><text:s text:c="3"/><text:tab/><text:span text:style-name="T5"> <text:s/></text:span><text:span text:style-name="T1"><draw:frame draw:style-name="fr85" draw:name="Объект269" text:anchor-type="as-char" svg:width="2.831cm" svg:height="0.609cm" draw:z-index="124"><draw:object-ole xlink:href="./Object 125" xlink:type="simple" xlink:show="embed" xlink:actuate="onLoad"/><draw:image xlink:href="./ObjectReplacements/Object 125" xlink:type="simple" xlink:show="embed" xlink:actuate="onLoad"/><svg:desc>OLE-объект</svg:desc></draw:frame></text:span><text:span text:style-name="T1">, </text:span><text:span text:style-name="T1"><draw:frame draw:style-name="fr25" draw:name="Объект270" text:anchor-type="as-char" svg:width="1.905cm" svg:height="0.554cm" draw:z-index="125"><draw:object-ole xlink:href="./Object 126" xlink:type="simple" xlink:show="embed" xlink:actuate="onLoad"/><draw:image xlink:href="./ObjectReplacements/Object 126" xlink:type="simple" xlink:show="embed" xlink:actuate="onLoad"/><svg:desc>OLE-объект</svg:desc></draw:frame></text:span></text:p>
      <text:p text:style-name="P12"/>
      <text:list xml:id="list2508746143671604544" text:style-name="WW8Num19">
        <text:list-item>
          <text:p text:style-name="P20"><text:span text:style-name="T1">Намалювати на екрані фігуру, що складається з чотирьох спіралей, кожна з яких визначається формулами: <text:s/></text:span><text:span text:style-name="T1"><draw:frame draw:style-name="fr86" draw:name="Объект271" text:anchor-type="as-char" svg:width="1.799cm" svg:height="0.423cm" draw:z-index="126"><draw:object-ole xlink:href="./Object 127" xlink:type="simple" xlink:show="embed" xlink:actuate="onLoad"/><draw:image xlink:href="./ObjectReplacements/Object 127" xlink:type="simple" xlink:show="embed" xlink:actuate="onLoad"/><svg:desc>OLE-объект</svg:desc></draw:frame></text:span><text:span text:style-name="T1">, </text:span><text:span text:style-name="T1"><draw:frame draw:style-name="fr32" draw:name="Объект272" text:anchor-type="as-char" svg:width="1.773cm" svg:height="0.554cm" draw:z-index="127"><draw:object-ole xlink:href="./Object 128" xlink:type="simple" xlink:show="embed" xlink:actuate="onLoad"/><draw:image xlink:href="./ObjectReplacements/Object 128" xlink:type="simple" xlink:show="embed" xlink:actuate="onLoad"/><svg:desc>OLE-объект</svg:desc></draw:frame></text:span><text:span text:style-name="T1">, </text:span><text:span text:style-name="T1"><draw:frame draw:style-name="fr87" draw:name="Объект273" text:anchor-type="as-char" svg:width="1.058cm" svg:height="1.085cm" draw:z-index="128"><draw:object-ole xlink:href="./Object 129" xlink:type="simple" xlink:show="embed" xlink:actuate="onLoad"/><draw:image xlink:href="./ObjectReplacements/Object 129" xlink:type="simple" xlink:show="embed" xlink:actuate="onLoad"/><svg:desc>OLE-объект</svg:desc></draw:frame></text:span><text:span text:style-name="T1">, </text:span><text:span text:style-name="T1"><draw:frame draw:style-name="fr88" draw:name="Объект274" text:anchor-type="as-char" svg:width="2.037cm" svg:height="0.503cm" draw:z-index="129"><draw:object-ole xlink:href="./Object 130" xlink:type="simple" xlink:show="embed" xlink:actuate="onLoad"/><draw:image xlink:href="./ObjectReplacements/Object 130" xlink:type="simple" xlink:show="embed" xlink:actuate="onLoad"/><svg:desc>OLE-объект</svg:desc></draw:frame></text:span><text:span text:style-name="T1">, розміщених всередині кола радіуса </text:span><text:span text:style-name="T6">r</text:span><text:span text:style-name="T2"> </text:span><text:span text:style-name="T1">з центром у точці </text:span><text:span text:style-name="T1"><draw:frame draw:style-name="fr89" draw:name="Объект275" text:anchor-type="as-char" svg:width="1.376cm" svg:height="0.635cm" draw:z-index="130"><draw:object-ole xlink:href="./Object 131" xlink:type="simple" xlink:show="embed" xlink:actuate="onLoad"/><draw:image xlink:href="./ObjectReplacements/Object 131" xlink:type="simple" xlink:show="embed" xlink:actuate="onLoad"/><svg:desc>OLE-объект</svg:desc></draw:frame></text:span><text:span text:style-name="T1">. Початковий кут першої спіралі заданий і дорівнює </text:span><text:span text:style-name="T1"><draw:frame draw:style-name="fr90" draw:name="Объект276" text:anchor-type="as-char" svg:width="0.423cm" svg:height="0.397cm" draw:z-index="131"><draw:object-ole xlink:href="./Object 132" xlink:type="simple" xlink:show="embed" xlink:actuate="onLoad"/><draw:image xlink:href="./ObjectReplacements/Object 132" xlink:type="simple" xlink:show="embed" xlink:actuate="onLoad"/><svg:desc>OLE-объект</svg:desc></draw:frame></text:span><text:span text:style-name="T1">, початковий кут кожної наступної спіралі перевищує початковий кут кожної попередньої спіралі на 45</text:span><text:span text:style-name="T21">°</text:span><text:span text:style-name="T1">.</text:span></text:p>
        </text:list-item>
      </text:list>
      <text:p text:style-name="P12"/>
      <text:h text:style-name="P51" text:outline-level="1">Процедури та функції графічного режиму</text:h>
      <text:p text:style-name="P12"/>
      <text:p text:style-name="P21"><text:span text:style-name="T1">Процедура </text:span><text:span text:style-name="T8">Arc</text:span></text:p>
      <text:p text:style-name="P21"><text:span text:style-name="T1">Малює дугу кола від початкового кута до кінцевого кута; центр кола в точці </text:span><text:span text:style-name="T1"><draw:frame draw:style-name="fr20" draw:name="Объект277" text:anchor-type="as-char" svg:width="1.032cm" svg:height="0.554cm" draw:z-index="132"><draw:object-ole xlink:href="./Object 133" xlink:type="simple" xlink:show="embed" xlink:actuate="onLoad"/><draw:image xlink:href="./ObjectReplacements/Object 133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Bar</text:span></text:p>
      <text:p text:style-name="P9">Малює прямокутну ділянку, використовуючи поточний стиль і колір заповнення.</text:p>
      <text:p text:style-name="P21"><text:span text:style-name="T1">Процедура </text:span><text:span text:style-name="T8">Bar</text:span><text:span text:style-name="T11">3</text:span><text:span text:style-name="T8">D</text:span></text:p>
      <text:p text:style-name="P47">Малює паралелепіпед, використовуючи поточний стиль і колір заповнення.</text:p>
      <text:p text:style-name="P21"><text:span text:style-name="T1">Процедура </text:span><text:span text:style-name="T8">Circle</text:span></text:p>
      <text:p text:style-name="P21">Малю<text:span text:style-name="T1">є коло з центром у точці </text:span><text:span text:style-name="T1"><draw:frame draw:style-name="fr20" draw:name="Объект278" text:anchor-type="as-char" svg:width="1.032cm" svg:height="0.554cm" draw:z-index="133"><draw:object-ole xlink:href="./Object 134" xlink:type="simple" xlink:show="embed" xlink:actuate="onLoad"/><draw:image xlink:href="./ObjectReplacements/Object 134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ClearDevice</text:span></text:p>
      <text:p text:style-name="P9">Скасовує поточні параметри, встановлені для пристрою виводу, а також готує його до виводу.</text:p>
      <text:p text:style-name="P21"><text:span text:style-name="T1">Процедура </text:span><text:span text:style-name="T8">CloseGraph</text:span></text:p>
      <text:p text:style-name="P9">Закриває графічний режим.</text:p>
      <text:p text:style-name="P21"><text:span text:style-name="T1">Процедура </text:span><text:span text:style-name="T8">DetectGraph</text:span></text:p>
      <text:p text:style-name="P9">Розпізнає апаратуру й визначає який графічний драйвер та режим необхідно використовувати.</text:p>
      <text:p text:style-name="P21"><text:span text:style-name="T1">Процедура </text:span><text:span text:style-name="T8">DrawPoly</text:span></text:p>
      <text:p text:style-name="P9">Малює багатокутник, використовуючи поточний стиль лінії та колір.</text:p>
      <text:p text:style-name="P21"><text:span text:style-name="T1">Процедура </text:span><text:span text:style-name="T8">Ellipse</text:span></text:p>
      <text:p text:style-name="P21"><text:span text:style-name="T1">Малює еліптичну дугу від початкового кута до кінцевого кута, використовуючи </text:span><text:span text:style-name="T1"><draw:frame draw:style-name="fr20" draw:name="Объект279" text:anchor-type="as-char" svg:width="1.032cm" svg:height="0.554cm" draw:z-index="134"><draw:object-ole xlink:href="./Object 135" xlink:type="simple" xlink:show="embed" xlink:actuate="onLoad"/><draw:image xlink:href="./ObjectReplacements/Object 135" xlink:type="simple" xlink:show="embed" xlink:actuate="onLoad"/><svg:desc>OLE-объект</svg:desc></draw:frame></text:span><text:span text:style-name="T1">як точку центра.</text:span></text:p>
      <text:p text:style-name="P21"><text:span text:style-name="T1">Процедура </text:span><text:span text:style-name="T8">FillPoly</text:span></text:p>
      <text:p text:style-name="P9">Малює і зафарбовує багатокутник.</text:p>
      <text:p text:style-name="P21"><text:span text:style-name="T1">Процедура </text:span><text:span text:style-name="T8">GetArcCoods</text:span></text:p>
      <text:p text:style-name="P21"><text:span text:style-name="T1">Повертає користувачеві <text:s/>координати останньої команди </text:span><text:span text:style-name="T5">Arc</text:span><text:span text:style-name="T1">.</text:span></text:p>
      <text:p text:style-name="P21"><text:span text:style-name="T1">Функція </text:span><text:span text:style-name="T8">GetBkColor</text:span></text:p>
      <text:p text:style-name="P9">Повертає поточний фоновий колір.</text:p>
      <text:p text:style-name="P21"><text:span text:style-name="T1">Функція </text:span><text:span text:style-name="T8">GetColor</text:span></text:p>
      <text:p text:style-name="P21">Поверта<text:span text:style-name="T1">є поточний колір малюнка.</text:span></text:p>
      <text:p text:style-name="P21"><text:span text:style-name="T1">Процедура </text:span><text:span text:style-name="T8">GetDefaultPalette</text:span></text:p>
      <text:p text:style-name="P21"><text:span text:style-name="T1">Повертає запис опису палітри типу </text:span><text:span text:style-name="T9">PaletteType</text:span><text:span text:style-name="T1">, яка містить палітру </text:span><text:span text:style-name="T5">Palette</text:span><text:span text:style-name="T1">, що ініціалізована драйвером при виклиці процедури </text:span><text:span text:style-name="T9">InitGraph</text:span><text:span text:style-name="T1">.</text:span></text:p>
      <text:p text:style-name="P21"><text:span text:style-name="T1">Процедура </text:span><text:span text:style-name="T8">GetLineSettings</text:span></text:p>
      <text:p text:style-name="P21"><text:span text:style-name="T1">Повертає поточний тип лінії, зразок лінії й товщину лінії, задані процедурою </text:span><text:span text:style-name="T9">SetLineStile</text:span><text:span text:style-name="T4">.</text:span></text:p>
      <text:p text:style-name="P21"><text:span text:style-name="T1">Функція </text:span><text:span text:style-name="T8">GetMaxColor</text:span></text:p>
      <text:p text:style-name="P21"><text:soft-page-break/><text:span text:style-name="T1">Повертає максимальне значення кольору, який можна передати процедурі </text:span><text:span text:style-name="T9">SetColor</text:span><text:span text:style-name="T4">.</text:span></text:p>
      <text:p text:style-name="P21"><text:span text:style-name="T1">Функція </text:span><text:span text:style-name="T8">GetMaxX</text:span></text:p>
      <text:p text:style-name="P9">Повертає для поточного графічного драйвера й режиму максимальну горизонтальну координату графічного екрану.</text:p>
      <text:p text:style-name="P21"><text:span text:style-name="T1">Функція </text:span><text:span text:style-name="T8">GetMaxY</text:span></text:p>
      <text:p text:style-name="P47">Повертає для поточного графічного драйвера й режиму максимальну вертикальну координату.</text:p>
      <text:p text:style-name="P21"><text:span text:style-name="T1">Процедура </text:span><text:span text:style-name="T8">GetPalette</text:span></text:p>
      <text:p text:style-name="P9">Повертає поточну палітру та її розмір.</text:p>
      <text:p text:style-name="P21"><text:span text:style-name="T1">Функція </text:span><text:span text:style-name="T8">GetPixel</text:span></text:p>
      <text:p text:style-name="P21"><text:span text:style-name="T1">Повертає значення кольору елемента зображення в точці </text:span><text:span text:style-name="T1"><draw:frame draw:style-name="fr20" draw:name="Объект280" text:anchor-type="as-char" svg:width="1.032cm" svg:height="0.554cm" draw:z-index="135"><draw:object-ole xlink:href="./Object 136" xlink:type="simple" xlink:show="embed" xlink:actuate="onLoad"/><draw:image xlink:href="./ObjectReplacements/Object 136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GetTextSettings</text:span></text:p>
      <text:p text:style-name="P21"><text:span text:style-name="T1">Повертає поточний текстовий шрифт, напрям, розмір та вирівнювання для нього, задані за допомогою процедур </text:span><text:span text:style-name="T9">SetTextStile</text:span><text:span text:style-name="T4"> </text:span><text:span text:style-name="T1">та </text:span><text:span text:style-name="T9">SetTextJastify</text:span><text:span text:style-name="T4">.</text:span></text:p>
      <text:p text:style-name="P21"><text:span text:style-name="T1">Функція </text:span><text:span text:style-name="T11">GetX</text:span></text:p>
      <text:p text:style-name="P9">Повертає координату X поточної позиції (поточного вказівника).</text:p>
      <text:p text:style-name="P21"><text:span text:style-name="T1">Функція </text:span><text:span text:style-name="T11">Get</text:span><text:span text:style-name="T8">Y</text:span></text:p>
      <text:p text:style-name="P21"><text:span text:style-name="T1">Повертає координату </text:span><text:span text:style-name="T5">Y</text:span><text:span text:style-name="T1"> поточної позиції (поточного вказівника).</text:span></text:p>
      <text:p text:style-name="P21"><text:span text:style-name="T1">Процедура </text:span><text:span text:style-name="T8">InitGraph</text:span></text:p>
      <text:p text:style-name="P47">Ініціалізує графічну систему й переводить апаратуру в графічний режим.</text:p>
      <text:p text:style-name="P21"><text:span text:style-name="T1">Процедура </text:span><text:span text:style-name="T8">Line</text:span></text:p>
      <text:p text:style-name="P21"><text:span text:style-name="T1">Малює пряму лінію з точки </text:span><text:span text:style-name="T1"><draw:frame draw:style-name="fr91" draw:name="Объект281" text:anchor-type="as-char" svg:width="1.349cm" svg:height="0.609cm" draw:z-index="136"><draw:object-ole xlink:href="./Object 137" xlink:type="simple" xlink:show="embed" xlink:actuate="onLoad"/><draw:image xlink:href="./ObjectReplacements/Object 137" xlink:type="simple" xlink:show="embed" xlink:actuate="onLoad"/><svg:desc>OLE-объект</svg:desc></draw:frame></text:span><text:span text:style-name="T1"> в точку </text:span><text:span text:style-name="T1"><draw:frame draw:style-name="fr92" draw:name="Объект282" text:anchor-type="as-char" svg:width="1.402cm" svg:height="0.609cm" draw:z-index="137"><draw:object-ole xlink:href="./Object 138" xlink:type="simple" xlink:show="embed" xlink:actuate="onLoad"/><draw:image xlink:href="./ObjectReplacements/Object 138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LineRel</text:span></text:p>
      <text:p text:style-name="P9">Малює пряму лінію в точку, що задається відносною відстанню від поточного вказівника.</text:p>
      <text:p text:style-name="P21"><text:span text:style-name="T1">Процедура </text:span><text:span text:style-name="T8">LineTo</text:span></text:p>
      <text:p text:style-name="P21"><text:span text:style-name="T1">Малює лінію з поточного положення в точку </text:span><text:span text:style-name="T1"><draw:frame draw:style-name="fr20" draw:name="Объект283" text:anchor-type="as-char" svg:width="1.032cm" svg:height="0.554cm" draw:z-index="138"><draw:object-ole xlink:href="./Object 139" xlink:type="simple" xlink:show="embed" xlink:actuate="onLoad"/><draw:image xlink:href="./ObjectReplacements/Object 139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MoveRel</text:span></text:p>
      <text:p text:style-name="P9">Переміщує поточний вказівник на відстань, що є відносною відстанню від поточної позиції.</text:p>
      <text:p text:style-name="P21"><text:span text:style-name="T1">Процедура </text:span><text:span text:style-name="T8">OutText</text:span></text:p>
      <text:p text:style-name="P9">Передає рядок на пристрій виводу, починаючи з поточного вказівника.</text:p>
      <text:p text:style-name="P21"><text:span text:style-name="T1">Процедура </text:span><text:span text:style-name="T8">OutTextXY</text:span></text:p>
      <text:p text:style-name="P9">Виводить текст у зазначеному місці екрана.</text:p>
      <text:p text:style-name="P21"><text:span text:style-name="T1">Процедура </text:span><text:span text:style-name="T8">PieSlice</text:span></text:p>
      <text:p text:style-name="P21"><text:span text:style-name="T1">Малює сектор; точка </text:span><text:span text:style-name="T1"><draw:frame draw:style-name="fr20" draw:name="Объект284" text:anchor-type="as-char" svg:width="1.032cm" svg:height="0.554cm" draw:z-index="139"><draw:object-ole xlink:href="./Object 140" xlink:type="simple" xlink:show="embed" xlink:actuate="onLoad"/><draw:image xlink:href="./ObjectReplacements/Object 140" xlink:type="simple" xlink:show="embed" xlink:actuate="onLoad"/><svg:desc>OLE-объект</svg:desc></draw:frame></text:span><text:span text:style-name="T1">використовується в якості центра, а сектор малюється від початкового до кінцевого кута.</text:span></text:p>
      <text:p text:style-name="P21"><text:span text:style-name="T1">Процедура </text:span><text:span text:style-name="T8">PutPixel</text:span></text:p>
      <text:p text:style-name="P21">Буду<text:span text:style-name="T1">є елемент зображення в точці </text:span><text:span text:style-name="T1"><draw:frame draw:style-name="fr20" draw:name="Объект285" text:anchor-type="as-char" svg:width="1.032cm" svg:height="0.554cm" draw:z-index="140"><draw:object-ole xlink:href="./Object 141" xlink:type="simple" xlink:show="embed" xlink:actuate="onLoad"/><draw:image xlink:href="./ObjectReplacements/Object 141" xlink:type="simple" xlink:show="embed" xlink:actuate="onLoad"/><svg:desc>OLE-объект</svg:desc></draw:frame></text:span><text:span text:style-name="T1">.</text:span></text:p>
      <text:p text:style-name="P21"><text:span text:style-name="T1">Процедура </text:span><text:span text:style-name="T8">Rectangle</text:span></text:p>
      <text:p text:style-name="P9">Малює прямокутник, використовуючи поточний тип лінії та колір.</text:p>
      <text:p text:style-name="P21"><text:span text:style-name="T1">Процедура </text:span><text:span text:style-name="T8">RectoreCRTMode</text:span></text:p>
      <text:p text:style-name="P9">Відновлює вихідний режим екрану, який був встановлений при ініціалізації графіки.</text:p>
      <text:p text:style-name="P21"><text:span text:style-name="T1">Процедура </text:span><text:span text:style-name="T8">SetAllPalette</text:span></text:p>
      <text:p text:style-name="P9">Змінює всі кольори палітри за вказівкою користувача.</text:p>
      <text:p text:style-name="P21"><text:span text:style-name="T1">Процедура </text:span><text:span text:style-name="T8">SetBkColor</text:span></text:p>
      <text:p text:style-name="P9">Використовуючи палітру, встановлює поточний фоновий колір.</text:p>
      <text:p text:style-name="P21"><text:span text:style-name="T1">Процедура </text:span><text:span text:style-name="T8">SetColor</text:span></text:p>
      <text:p text:style-name="P9">Використовуючи палітру встановлює поточний колір малюнка.</text:p>
      <text:p text:style-name="P21"><text:span text:style-name="T1">Процедура </text:span><text:span text:style-name="T8">SetLineStyle</text:span></text:p>
      <text:p text:style-name="P9">Встановлює поточний тип лінії та її ширину.</text:p>
      <text:p text:style-name="P21"><text:span text:style-name="T1">Процедура </text:span><text:span text:style-name="T8">SetPalette</text:span></text:p>
      <text:p text:style-name="P21"><text:span text:style-name="T1">Змінює один колір палітри з номером </text:span><text:span text:style-name="T9">Colornum</text:span><text:span text:style-name="T1"> на колір </text:span><text:span text:style-name="T9">Color</text:span><text:span text:style-name="T1">.</text:span></text:p>
      <text:p text:style-name="P21"><text:soft-page-break/><text:span text:style-name="T1">Процедура </text:span><text:span text:style-name="T8">SetTextJastify</text:span></text:p>
      <text:p text:style-name="P21"><text:span text:style-name="T1">За допомогою </text:span><text:span text:style-name="T9">OutText</text:span><text:span text:style-name="T1"> та </text:span><text:span text:style-name="T9">OutTextXY</text:span><text:span text:style-name="T1"> встановлює значення для вирівнювання тексту.</text:span></text:p>
      <text:p text:style-name="P21"><text:span text:style-name="T1">Процедура </text:span><text:span text:style-name="T8">SetTextStile</text:span></text:p>
      <text:p text:style-name="P9">Задає поточний текстовий шрифт, його тип, коефіцієнт розміру символу.</text:p>
      <text:p text:style-name="P21"><text:span text:style-name="T1">Процедура </text:span><text:span text:style-name="T8">SetUserCharSize</text:span></text:p>
      <text:p text:style-name="P9">Дозволяє для векторних шрифтів змінити висоту та ширину символу.</text:p>
      <text:p text:style-name="P21"><text:span text:style-name="T1">Функція </text:span><text:span text:style-name="T8">TextHeight</text:span></text:p>
      <text:p text:style-name="P47">Повертає висоту рядка в пікселях.</text:p>
      <text:p text:style-name="P21"><text:span text:style-name="T1">Функція </text:span><text:span text:style-name="T8">TextWigth</text:span></text:p>
      <text:p text:style-name="P9">Повертає ширину рядка в пікселях.</text:p>
      <text:p text:style-name="P13"><text:s text:c="13"/></text:p>
      <text:p text:style-name="P31"><text:span text:style-name="T1"><text:s text:c="42"/></text:span><text:span text:style-name="T4">Контрольні питання</text:span></text:p>
      <text:p text:style-name="P13"/>
      <text:list xml:id="list8383695729517010435" text:style-name="WW8Num18">
        <text:list-item>
          <text:p text:style-name="P48">Як здійснюється ініціалізація графічного режиму? </text:p>
        </text:list-item>
        <text:list-item>
          <text:p text:style-name="P48">Наявність яких файлів необхідна для ініціалізації графічного режиму?</text:p>
        </text:list-item>
        <text:list-item>
          <text:p text:style-name="P48">Який вигляд має система координат <text:s/>в графічному режимі? Які <text:s/>стандартні відеорежими ви знаєте?</text:p>
        </text:list-item>
        <text:list-item>
          <text:p text:style-name="P48">Опишіть спосіб досягнення неперервності <text:s/>кривої графіка?</text:p>
        </text:list-item>
        <text:list-item>
          <text:p text:style-name="P22"><text:span text:style-name="T1">Які дії виконує процедура <text:s/></text:span><text:span text:style-name="T9">CloseGraph</text:span><text:span text:style-name="T1">?</text:span></text:p>
        </text:list-item>
        <text:list-item>
          <text:p text:style-name="P22"><text:span text:style-name="T1">В чому полягає відмінність між процедурами </text:span><text:span text:style-name="T9">Bar</text:span><text:span text:style-name="T1"> <text:s/>і <text:s/></text:span><text:span text:style-name="T9">Rectangle</text:span><text:span text:style-name="T1">?</text:span></text:p>
        </text:list-item>
        <text:list-item>
          <text:p text:style-name="P10">Які значення можуть приймати константи кольору для символів і для фону?</text:p>
        </text:list-item>
        <text:list-item>
          <text:p text:style-name="P10">За допомогою яких процедур здійснюється виведення тексту на екран в графічному режимі?</text:p>
        </text:list-item>
        <text:list-item>
          <text:p text:style-name="P48">Які шрифти для виводу тексту реалізовані в <text:span text:style-name="T5">Turbo</text:span><text:span text:style-name="T22"> </text:span><text:span text:style-name="T5">Pascal</text:span>?</text:p>
        </text:list-item>
        <text:list-item>
          <text:p text:style-name="P48">В чому полягає відмінність між штриховими і растровими шрифтами?</text:p>
        </text:list-item>
        <text:list-item>
          <text:p text:style-name="P48">Яка функція дозволяє опрацьовувати помилки графічного режиму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-0.318cm" fo:margin-right="0cm" fo:text-align="center" style:justify-single-word="false" fo:text-indent="0.953cm" style:auto-text-indent="false" fo:keep-with-next="always" style:text-autospace="none" style:punctuation-wrap="simple" style:vertical-align="baseline"/>
      <style:text-properties fo:language="uk" fo:country="UA" fo:font-weight="bold" style:font-weight-asian="bold" style:font-size-complex="10pt" style:font-weight-complex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size="11pt" fo:language="uk" fo:country="UA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text-indent="0.953cm" style:auto-text-indent="false">
        <style:tab-stops>
          <style:tab-stop style:position="1.27cm"/>
          <style:tab-stop style:position="6.033cm"/>
        </style:tab-stops>
      </style:paragraph-properties>
      <style:text-properties fo:language="uk" fo:country="UA"/>
    </style:style>
    <style:style style:name="WW8Num15z0" style:family="text">
      <style:text-properties fo:language="uk" fo:country="UA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z0" style:family="text">
      <style:text-properties fo:language="uk" fo:country="UA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0" style:family="text">
      <style:text-properties fo:language="uk" fo:country="UA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3z0" style:family="text">
      <style:text-properties fo:language="uk" fo:country="UA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9z0" style:family="text">
      <style:text-properties fo:language="uk" fo:country="UA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5z0" style:family="text">
      <style:text-properties fo:language="uk" fo:country="UA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0" style:family="text">
      <style:text-properties fo:language="uk" fo:country="UA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0" style:family="text">
      <style:text-properties fo:language="uk" fo:country="UA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9z0" style:family="text">
      <style:text-properties fo:language="uk" fo:country="UA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18z0" style:family="text">
      <style:text-properties fo:language="uk" fo:country="UA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4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 text:start-value="12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4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6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51cm" fo:text-indent="-0.635cm" fo:margin-left="1.879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2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 text:start-value="32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4S</meta:editing-duration>
    <meta:editing-cycles>3</meta:editing-cycles>
    <meta:generator>OpenOffice/4.1.0$Win32 OpenOffice.org_project/410m18$Build-9764</meta:generator>
    <dc:date>2014-09-29T18:35:23.37</dc:date>
    <meta:document-statistic meta:table-count="0" meta:image-count="0" meta:object-count="141" meta:page-count="6" meta:paragraph-count="206" meta:word-count="1273" meta:character-count="10653"/>
    <meta:user-defined meta:name="Info 1"/>
    <meta:user-defined meta:name="Info 2"/>
    <meta:user-defined meta:name="Info 3"/>
    <meta:user-defined meta:name="Info 4"/>
  </office:meta>
</office:document-meta>
</file>